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1" svg:font-family="Monospace"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List_20_Paragraph">
      <style:paragraph-properties fo:margin-left="0in" fo:margin-right="0in" fo:text-indent="0in" style:auto-text-indent="false"/>
      <style:text-properties style:font-name="Times New Roman" fo:language="en" fo:country="US"/>
    </style:style>
    <style:style style:name="P3" style:family="paragraph" style:parent-style-name="Standard">
      <style:paragraph-properties fo:text-align="justify" style:justify-single-word="false"/>
    </style:style>
    <style:style style:name="P4" style:family="paragraph" style:parent-style-name="Standard" style:list-style-name="L2">
      <style:paragraph-properties fo:text-align="justify" style:justify-single-word="false"/>
      <style:text-properties officeooo:paragraph-rsid="0024e706"/>
    </style:style>
    <style:style style:name="P5" style:family="paragraph" style:parent-style-name="Standard" style:list-style-name="L2">
      <style:paragraph-properties fo:text-align="justify" style:justify-single-word="false"/>
      <style:text-properties officeooo:paragraph-rsid="00402634"/>
    </style:style>
    <style:style style:name="P6" style:family="paragraph" style:parent-style-name="Standard" style:list-style-name="L2">
      <style:paragraph-properties fo:text-align="justify" style:justify-single-word="false"/>
      <style:text-properties officeooo:paragraph-rsid="00420462"/>
    </style:style>
    <style:style style:name="P7" style:family="paragraph" style:parent-style-name="Standard" style:list-style-name="L2">
      <style:paragraph-properties fo:text-align="justify" style:justify-single-word="false"/>
      <style:text-properties officeooo:paragraph-rsid="004df85f"/>
    </style:style>
    <style:style style:name="P8" style:family="paragraph" style:parent-style-name="Standard">
      <style:paragraph-properties fo:text-align="justify" style:justify-single-word="false"/>
      <style:text-properties officeooo:paragraph-rsid="0018e143"/>
    </style:style>
    <style:style style:name="P9" style:family="paragraph" style:parent-style-name="Standard">
      <style:paragraph-properties fo:text-align="justify" style:justify-single-word="false"/>
      <style:text-properties officeooo:paragraph-rsid="0019ea47"/>
    </style:style>
    <style:style style:name="P10" style:family="paragraph" style:parent-style-name="Standard">
      <style:paragraph-properties fo:text-align="justify" style:justify-single-word="false"/>
      <style:text-properties officeooo:paragraph-rsid="001a7fc4"/>
    </style:style>
    <style:style style:name="P11" style:family="paragraph" style:parent-style-name="Standard" style:list-style-name="L5">
      <style:paragraph-properties fo:text-align="justify" style:justify-single-word="false"/>
      <style:text-properties officeooo:paragraph-rsid="001c4279"/>
    </style:style>
    <style:style style:name="P12" style:family="paragraph" style:parent-style-name="Standard">
      <style:paragraph-properties fo:text-align="justify" style:justify-single-word="false"/>
      <style:text-properties officeooo:paragraph-rsid="001e0201"/>
    </style:style>
    <style:style style:name="P13" style:family="paragraph" style:parent-style-name="Standard">
      <style:paragraph-properties fo:text-align="justify" style:justify-single-word="false"/>
      <style:text-properties officeooo:paragraph-rsid="004df85f"/>
    </style:style>
    <style:style style:name="P14" style:family="paragraph" style:parent-style-name="Standard">
      <style:paragraph-properties fo:text-align="justify" style:justify-single-word="false"/>
      <style:text-properties fo:font-weight="bold" officeooo:rsid="001a7fc4" officeooo:paragraph-rsid="001a7fc4" style:font-weight-asian="bold" style:font-weight-complex="bold"/>
    </style:style>
    <style:style style:name="P15" style:family="paragraph" style:parent-style-name="Standard">
      <style:paragraph-properties fo:text-align="justify" style:justify-single-word="false"/>
      <style:text-properties fo:font-weight="bold" officeooo:rsid="00269353" officeooo:paragraph-rsid="00269353" style:font-weight-asian="bold" style:font-weight-complex="bold"/>
    </style:style>
    <style:style style:name="P16" style:family="paragraph" style:parent-style-name="Standard">
      <style:paragraph-properties fo:text-align="justify" style:justify-single-word="false"/>
      <style:text-properties fo:font-style="italic" fo:font-weight="bold" officeooo:rsid="001a9b4d" officeooo:paragraph-rsid="001a9b4d"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normal" fo:font-weight="normal" officeooo:rsid="001a9b4d" officeooo:paragraph-rsid="001a9b4d" style:font-style-asian="normal" style:font-weight-asian="normal" style:font-style-complex="normal" style:font-weight-complex="normal"/>
    </style:style>
    <style:style style:name="P18" style:family="paragraph" style:parent-style-name="Standard" style:list-style-name="L7">
      <style:paragraph-properties fo:text-align="justify" style:justify-single-word="false"/>
      <style:text-properties fo:font-style="normal" fo:font-weight="normal" officeooo:rsid="001a9b4d" officeooo:paragraph-rsid="001a9b4d"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a9b4d" officeooo:paragraph-rsid="001c4279"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officeooo:rsid="001c4279" officeooo:paragraph-rsid="001e0201"/>
    </style:style>
    <style:style style:name="P21" style:family="paragraph" style:parent-style-name="Standard">
      <style:paragraph-properties fo:text-align="justify" style:justify-single-word="false"/>
      <style:text-properties officeooo:rsid="001e0201" officeooo:paragraph-rsid="001e0201"/>
    </style:style>
    <style:style style:name="P22" style:family="paragraph" style:parent-style-name="Standard" style:list-style-name="L8">
      <style:paragraph-properties fo:text-align="justify" style:justify-single-word="false"/>
      <style:text-properties officeooo:rsid="001e0ca4" officeooo:paragraph-rsid="001e0ca4"/>
    </style:style>
    <style:style style:name="P23" style:family="paragraph" style:parent-style-name="Standard" style:list-style-name="L10">
      <style:paragraph-properties fo:text-align="justify" style:justify-single-word="false">
        <style:tab-stops>
          <style:tab-stop style:position="-0.4374in"/>
        </style:tab-stops>
      </style:paragraph-properties>
      <style:text-properties officeooo:rsid="001ea587" officeooo:paragraph-rsid="00207517"/>
    </style:style>
    <style:style style:name="P24" style:family="paragraph" style:parent-style-name="Standard" style:list-style-name="L10">
      <style:paragraph-properties fo:text-align="justify" style:justify-single-word="false">
        <style:tab-stops>
          <style:tab-stop style:position="-0.4374in"/>
        </style:tab-stops>
      </style:paragraph-properties>
      <style:text-properties officeooo:rsid="00207517" officeooo:paragraph-rsid="00207517"/>
    </style:style>
    <style:style style:name="P25" style:family="paragraph" style:parent-style-name="Standard">
      <style:paragraph-properties fo:text-align="justify" style:justify-single-word="false">
        <style:tab-stops>
          <style:tab-stop style:position="-0.4374in"/>
        </style:tab-stops>
      </style:paragraph-properties>
      <style:text-properties officeooo:rsid="00207517" officeooo:paragraph-rsid="00207517"/>
    </style:style>
    <style:style style:name="P26" style:family="paragraph" style:parent-style-name="Standard" style:list-style-name="L11">
      <style:paragraph-properties fo:text-align="justify" style:justify-single-word="false">
        <style:tab-stops>
          <style:tab-stop style:position="-0.4374in"/>
        </style:tab-stops>
      </style:paragraph-properties>
      <style:text-properties officeooo:rsid="00217785" officeooo:paragraph-rsid="00217785"/>
    </style:style>
    <style:style style:name="P27" style:family="paragraph" style:parent-style-name="Standard">
      <style:paragraph-properties fo:text-align="justify" style:justify-single-word="false">
        <style:tab-stops>
          <style:tab-stop style:position="-0.4374in"/>
        </style:tab-stops>
      </style:paragraph-properties>
      <style:text-properties officeooo:rsid="00217785" officeooo:paragraph-rsid="00217785"/>
    </style:style>
    <style:style style:name="P28" style:family="paragraph" style:parent-style-name="Standard" style:list-style-name="L4">
      <style:text-properties officeooo:paragraph-rsid="002d42c4"/>
    </style:style>
    <style:style style:name="P29" style:family="paragraph" style:parent-style-name="Standard">
      <style:paragraph-properties fo:text-align="justify" style:justify-single-word="false"/>
      <style:text-properties officeooo:rsid="003e13b1" officeooo:paragraph-rsid="003e13b1"/>
    </style:style>
    <style:style style:name="P30" style:family="paragraph" style:parent-style-name="Standard">
      <style:text-properties style:font-name="Times New Roman" officeooo:paragraph-rsid="004429d9"/>
    </style:style>
    <style:style style:name="P31" style:family="paragraph" style:parent-style-name="Standard">
      <style:text-properties style:font-name="Times New Roman" officeooo:paragraph-rsid="0047802e"/>
    </style:style>
    <style:style style:name="P32" style:family="paragraph" style:parent-style-name="Standard">
      <style:text-properties style:font-name="Times New Roman" officeooo:paragraph-rsid="00491912"/>
    </style:style>
    <style:style style:name="P33" style:family="paragraph" style:parent-style-name="Standard">
      <style:text-properties style:font-name="Times New Roman" officeooo:paragraph-rsid="00499f2e"/>
    </style:style>
    <style:style style:name="P34" style:family="paragraph" style:parent-style-name="Standard">
      <style:text-properties style:font-name="Times New Roman" officeooo:rsid="00499f2e" officeooo:paragraph-rsid="00499f2e"/>
    </style:style>
    <style:style style:name="P35" style:family="paragraph" style:parent-style-name="Standard">
      <style:text-properties officeooo:paragraph-rsid="00499f2e"/>
    </style:style>
    <style:style style:name="P36" style:family="paragraph" style:parent-style-name="Standard">
      <style:text-properties officeooo:rsid="00499f2e" officeooo:paragraph-rsid="00499f2e"/>
    </style:style>
    <style:style style:name="P37" style:family="paragraph" style:parent-style-name="Standard" style:list-style-name="L8">
      <style:paragraph-properties fo:margin-left="0.9846in" fo:margin-right="0in" fo:text-align="justify" style:justify-single-word="false" fo:text-indent="-0.25in" style:auto-text-indent="false"/>
      <style:text-properties officeooo:rsid="001e0ca4" officeooo:paragraph-rsid="001e0ca4"/>
    </style:style>
    <style:style style:name="P38" style:family="paragraph" style:parent-style-name="Standard" style:master-page-name="">
      <style:paragraph-properties fo:margin-left="0.5in" fo:margin-right="0in" fo:text-align="justify" style:justify-single-word="false" fo:text-indent="-0.25in" style:auto-text-indent="false" style:page-number="auto">
        <style:tab-stops>
          <style:tab-stop style:position="-0.4374in"/>
        </style:tab-stops>
      </style:paragraph-properties>
      <style:text-properties officeooo:rsid="001e0ca4" officeooo:paragraph-rsid="001e0ca4"/>
    </style:style>
    <style:style style:name="P39" style:family="paragraph" style:parent-style-name="Standard">
      <style:paragraph-properties fo:margin-left="0in" fo:margin-right="0in" fo:text-align="start" style:justify-single-word="false" fo:text-indent="0in" style:auto-text-indent="false"/>
    </style:style>
    <style:style style:name="P40" style:family="paragraph" style:parent-style-name="Standard">
      <style:paragraph-properties fo:margin-left="0in" fo:margin-right="0in" fo:text-align="start" style:justify-single-word="false" fo:text-indent="0in" style:auto-text-indent="false"/>
      <style:text-properties officeooo:paragraph-rsid="00499f2e"/>
    </style:style>
    <style:style style:name="P41" style:family="paragraph" style:parent-style-name="Standard">
      <style:paragraph-properties fo:margin-left="0in" fo:margin-right="0in" fo:text-align="start" style:justify-single-word="false" fo:text-indent="0in" style:auto-text-indent="false"/>
      <style:text-properties officeooo:rsid="00499f2e" officeooo:paragraph-rsid="00499f2e"/>
    </style:style>
    <style:style style:name="P42" style:family="paragraph" style:parent-style-name="List_20_Paragraph" style:list-style-name="L4"/>
    <style:style style:name="P43" style:family="paragraph" style:parent-style-name="List_20_Paragraph" style:list-style-name="L4">
      <style:text-properties officeooo:paragraph-rsid="0027f476"/>
    </style:style>
    <style:style style:name="P44" style:family="paragraph" style:parent-style-name="List_20_Paragraph" style:list-style-name="L4">
      <style:text-properties officeooo:paragraph-rsid="00293ab0"/>
    </style:style>
    <style:style style:name="P45" style:family="paragraph" style:parent-style-name="List_20_Paragraph" style:list-style-name="L4">
      <style:text-properties officeooo:paragraph-rsid="002ad7b3"/>
    </style:style>
    <style:style style:name="P46" style:family="paragraph" style:parent-style-name="List_20_Paragraph" style:list-style-name="L4">
      <style:text-properties officeooo:paragraph-rsid="002d42c4"/>
    </style:style>
    <style:style style:name="P47" style:family="paragraph" style:parent-style-name="List_20_Paragraph" style:list-style-name="L4">
      <style:text-properties officeooo:paragraph-rsid="002ea138"/>
    </style:style>
    <style:style style:name="P48" style:family="paragraph" style:parent-style-name="List_20_Paragraph" style:list-style-name="L4">
      <style:text-properties officeooo:paragraph-rsid="002ed00b"/>
    </style:style>
    <style:style style:name="P49" style:family="paragraph" style:parent-style-name="List_20_Paragraph" style:list-style-name="L4">
      <style:text-properties officeooo:paragraph-rsid="00310829"/>
    </style:style>
    <style:style style:name="P50" style:family="paragraph" style:parent-style-name="List_20_Paragraph" style:list-style-name="L4">
      <style:text-properties officeooo:paragraph-rsid="00321de8"/>
    </style:style>
    <style:style style:name="P51" style:family="paragraph" style:parent-style-name="List_20_Paragraph" style:list-style-name="L4">
      <style:text-properties officeooo:paragraph-rsid="0034a656"/>
    </style:style>
    <style:style style:name="P52" style:family="paragraph" style:parent-style-name="List_20_Paragraph" style:list-style-name="L4">
      <style:text-properties officeooo:paragraph-rsid="0034ad66"/>
    </style:style>
    <style:style style:name="P53" style:family="paragraph" style:parent-style-name="List_20_Paragraph" style:list-style-name="L4">
      <style:text-properties officeooo:paragraph-rsid="0034eb46"/>
    </style:style>
    <style:style style:name="P54" style:family="paragraph" style:parent-style-name="List_20_Paragraph" style:list-style-name="L4">
      <style:text-properties officeooo:paragraph-rsid="00376e3d"/>
    </style:style>
    <style:style style:name="P55" style:family="paragraph" style:parent-style-name="List_20_Paragraph" style:list-style-name="L4">
      <style:text-properties officeooo:paragraph-rsid="003ae8f2"/>
    </style:style>
    <style:style style:name="P56" style:family="paragraph" style:parent-style-name="List_20_Paragraph" style:list-style-name="L4">
      <style:text-properties officeooo:paragraph-rsid="003c427e"/>
    </style:style>
    <style:style style:name="P57" style:family="paragraph" style:parent-style-name="List_20_Paragraph" style:list-style-name="L4">
      <style:paragraph-properties fo:text-align="justify" style:justify-single-word="false"/>
    </style:style>
    <style:style style:name="P58" style:family="paragraph" style:parent-style-name="List_20_Paragraph" style:list-style-name="L4">
      <style:paragraph-properties fo:text-align="justify" style:justify-single-word="false"/>
      <style:text-properties officeooo:paragraph-rsid="00293ab0"/>
    </style:style>
    <style:style style:name="P59" style:family="paragraph" style:parent-style-name="List_20_Paragraph" style:list-style-name="L4">
      <style:paragraph-properties fo:text-align="justify" style:justify-single-word="false"/>
      <style:text-properties officeooo:paragraph-rsid="002d42c4"/>
    </style:style>
    <style:style style:name="P60" style:family="paragraph" style:parent-style-name="List_20_Paragraph" style:list-style-name="L4">
      <style:paragraph-properties fo:text-align="justify" style:justify-single-word="false"/>
      <style:text-properties officeooo:paragraph-rsid="002ea138"/>
    </style:style>
    <style:style style:name="P61" style:family="paragraph" style:parent-style-name="List_20_Paragraph" style:list-style-name="L4">
      <style:paragraph-properties fo:text-align="justify" style:justify-single-word="false"/>
      <style:text-properties officeooo:paragraph-rsid="002ed00b"/>
    </style:style>
    <style:style style:name="P62" style:family="paragraph" style:parent-style-name="List_20_Paragraph" style:list-style-name="L4">
      <style:paragraph-properties fo:text-align="justify" style:justify-single-word="false"/>
      <style:text-properties officeooo:paragraph-rsid="00310829"/>
    </style:style>
    <style:style style:name="P63" style:family="paragraph" style:parent-style-name="List_20_Paragraph" style:list-style-name="L4">
      <style:paragraph-properties fo:text-align="justify" style:justify-single-word="false"/>
      <style:text-properties officeooo:paragraph-rsid="00321de8"/>
    </style:style>
    <style:style style:name="P64" style:family="paragraph" style:parent-style-name="List_20_Paragraph" style:list-style-name="L4">
      <style:paragraph-properties fo:text-align="justify" style:justify-single-word="false"/>
      <style:text-properties officeooo:paragraph-rsid="003407e3"/>
    </style:style>
    <style:style style:name="P65" style:family="paragraph" style:parent-style-name="List_20_Paragraph" style:list-style-name="L4">
      <style:paragraph-properties fo:text-align="justify" style:justify-single-word="false"/>
      <style:text-properties officeooo:paragraph-rsid="0034a656"/>
    </style:style>
    <style:style style:name="P66" style:family="paragraph" style:parent-style-name="List_20_Paragraph" style:list-style-name="L4">
      <style:paragraph-properties fo:text-align="justify" style:justify-single-word="false"/>
      <style:text-properties officeooo:paragraph-rsid="0034ad66"/>
    </style:style>
    <style:style style:name="P67" style:family="paragraph" style:parent-style-name="List_20_Paragraph" style:list-style-name="L4">
      <style:paragraph-properties fo:text-align="justify" style:justify-single-word="false"/>
      <style:text-properties officeooo:paragraph-rsid="0034eb46"/>
    </style:style>
    <style:style style:name="P68" style:family="paragraph" style:parent-style-name="List_20_Paragraph" style:list-style-name="L4">
      <style:paragraph-properties fo:text-align="justify" style:justify-single-word="false"/>
      <style:text-properties officeooo:paragraph-rsid="00376e3d"/>
    </style:style>
    <style:style style:name="P69" style:family="paragraph" style:parent-style-name="List_20_Paragraph" style:list-style-name="L4">
      <style:paragraph-properties fo:text-align="justify" style:justify-single-word="false"/>
      <style:text-properties officeooo:paragraph-rsid="00382e36"/>
    </style:style>
    <style:style style:name="P70" style:family="paragraph" style:parent-style-name="List_20_Paragraph" style:list-style-name="L4">
      <style:paragraph-properties fo:text-align="justify" style:justify-single-word="false"/>
      <style:text-properties officeooo:paragraph-rsid="003ae8f2"/>
    </style:style>
    <style:style style:name="P71" style:family="paragraph" style:parent-style-name="List_20_Paragraph" style:list-style-name="L4">
      <style:paragraph-properties fo:text-align="justify" style:justify-single-word="false"/>
      <style:text-properties officeooo:paragraph-rsid="003c6c7c"/>
    </style:style>
    <style:style style:name="P72" style:family="paragraph" style:parent-style-name="List_20_Paragraph" style:list-style-name="L4">
      <style:text-properties fo:language="en" fo:country="US"/>
    </style:style>
    <style:style style:name="P73" style:family="paragraph" style:parent-style-name="List_20_Paragraph" style:list-style-name="L4">
      <style:text-properties fo:language="en" fo:country="US" officeooo:paragraph-rsid="00276639"/>
    </style:style>
    <style:style style:name="P74" style:family="paragraph" style:parent-style-name="List_20_Paragraph" style:list-style-name="L4">
      <style:paragraph-properties fo:text-align="justify" style:justify-single-word="false"/>
      <style:text-properties style:font-name="Times New Roman" fo:language="en" fo:country="US" officeooo:paragraph-rsid="00293ab0"/>
    </style:style>
    <style:style style:name="P75" style:family="paragraph" style:parent-style-name="List_20_Paragraph" style:list-style-name="L4">
      <style:paragraph-properties fo:text-align="justify" style:justify-single-word="false"/>
      <style:text-properties style:font-name="Times New Roman" fo:language="en" fo:country="US" officeooo:paragraph-rsid="002d42c4"/>
    </style:style>
    <style:style style:name="P76" style:family="paragraph" style:parent-style-name="List_20_Paragraph" style:master-page-name="">
      <style:paragraph-properties fo:margin-left="0in" fo:margin-right="0in" fo:margin-top="0in" fo:margin-bottom="0.139in" style:contextual-spacing="false" fo:text-align="justify" style:justify-single-word="false" fo:text-indent="0in" style:auto-text-indent="false" style:page-number="auto"/>
      <style:text-properties style:font-name="Times New Roman" fo:language="en" fo:country="US" officeooo:rsid="00269353" officeooo:paragraph-rsid="00269353"/>
    </style:style>
    <style:style style:name="P77" style:family="paragraph" style:parent-style-name="List_20_Paragraph">
      <style:paragraph-properties fo:margin-left="0in" fo:margin-right="0in" fo:margin-top="0in" fo:margin-bottom="0.139in" style:contextual-spacing="false" fo:text-align="justify" style:justify-single-word="false" fo:text-indent="0in" style:auto-text-indent="false"/>
      <style:text-properties style:font-name="Times New Roman" fo:language="en" fo:country="US" officeooo:rsid="00269353" officeooo:paragraph-rsid="00269353"/>
    </style:style>
    <style:style style:name="P78" style:family="paragraph" style:parent-style-name="List_20_Paragraph">
      <style:paragraph-properties fo:margin-left="0in" fo:margin-right="0in" fo:text-align="justify" style:justify-single-word="false" fo:text-indent="0in" style:auto-text-indent="false"/>
      <style:text-properties style:font-name="Times New Roman" fo:language="en" fo:country="US"/>
    </style:style>
    <style:style style:name="P79" style:family="paragraph" style:parent-style-name="List_20_Paragraph">
      <style:paragraph-properties fo:margin-left="0in" fo:margin-right="0in" fo:text-indent="0in" style:auto-text-indent="false"/>
      <style:text-properties style:font-name="Times New Roman" fo:language="en" fo:country="US" officeooo:paragraph-rsid="00499f2e"/>
    </style:style>
    <style:style style:name="P80" style:family="paragraph" style:parent-style-name="List_20_Paragraph">
      <style:paragraph-properties fo:margin-left="0in" fo:margin-right="0in" fo:text-align="justify" style:justify-single-word="false" fo:text-indent="0in" style:auto-text-indent="false"/>
      <style:text-properties style:font-name="Times New Roman" fo:language="en" fo:country="US" officeooo:rsid="004df85f" officeooo:paragraph-rsid="004df85f"/>
    </style:style>
    <style:style style:name="P81" style:family="paragraph" style:parent-style-name="List_20_Paragraph">
      <style:paragraph-properties fo:margin-left="0in" fo:margin-right="0in" fo:text-indent="0in" style:auto-text-indent="false"/>
      <style:text-properties style:font-name="Times New Roman" fo:language="en" fo:country="US" fo:font-weight="bold" officeooo:rsid="004df85f" officeooo:paragraph-rsid="004df85f" style:font-weight-asian="bold" style:font-weight-complex="bold"/>
    </style:style>
    <style:style style:name="P82" style:family="paragraph" style:parent-style-name="List_20_Paragraph">
      <style:paragraph-properties fo:margin-left="0in" fo:margin-right="0in" fo:text-align="justify" style:justify-single-word="false" fo:text-indent="0in" style:auto-text-indent="false"/>
      <style:text-properties style:font-name="Times New Roman" fo:language="en" fo:country="US" fo:font-weight="bold" officeooo:rsid="004df85f" officeooo:paragraph-rsid="004df85f" style:font-weight-asian="bold" style:font-weight-complex="bold"/>
    </style:style>
    <style:style style:name="P83" style:family="paragraph" style:parent-style-name="Table_20_Contents">
      <style:text-properties fo:color="#000000" style:font-name="Arial" fo:font-size="12pt" officeooo:paragraph-rsid="004429d9" style:font-name-asian="Monospace" style:font-size-asian="12pt" style:font-name-complex="Monospace" style:font-size-complex="12pt"/>
    </style:style>
    <style:style style:name="P84" style:family="paragraph" style:parent-style-name="Table_20_Contents">
      <style:text-properties fo:color="#000000" style:font-name="Arial" fo:font-size="12pt" officeooo:paragraph-rsid="0047802e" style:font-name-asian="Monospace" style:font-size-asian="12pt" style:font-name-complex="Monospace" style:font-size-complex="12pt"/>
    </style:style>
    <style:style style:name="P85" style:family="paragraph" style:parent-style-name="Table_20_Contents">
      <style:text-properties fo:color="#000000" style:font-name="Arial" fo:font-size="12pt" officeooo:rsid="0047802e" officeooo:paragraph-rsid="0047802e" style:font-name-asian="Monospace" style:font-size-asian="12pt" style:font-name-complex="Monospace" style:font-size-complex="12pt"/>
    </style:style>
    <style:style style:name="P86" style:family="paragraph" style:parent-style-name="Table_20_Contents">
      <style:text-properties fo:color="#000000" style:font-name="Arial" fo:font-size="12pt" officeooo:rsid="0047802e" officeooo:paragraph-rsid="00491912" style:font-name-asian="Monospace" style:font-size-asian="12pt" style:font-name-complex="Monospace" style:font-size-complex="12pt"/>
    </style:style>
    <style:style style:name="P87" style:family="paragraph" style:parent-style-name="Table_20_Contents">
      <style:text-properties fo:color="#000000" style:font-name="Arial" fo:font-size="12pt" officeooo:rsid="0047802e" officeooo:paragraph-rsid="00499f2e" style:font-name-asian="Monospace" style:font-size-asian="12pt" style:font-name-complex="Monospace" style:font-size-complex="12pt"/>
    </style:style>
    <style:style style:name="P88" style:family="paragraph" style:parent-style-name="Table_20_Contents">
      <style:text-properties fo:color="#000000" style:font-name="Arial" fo:font-size="12pt" officeooo:rsid="0047802e" officeooo:paragraph-rsid="004af28e" style:font-name-asian="Monospace" style:font-size-asian="12pt" style:font-name-complex="Monospace" style:font-size-complex="12pt"/>
    </style:style>
    <style:style style:name="P89" style:family="paragraph" style:parent-style-name="Table_20_Contents">
      <style:text-properties fo:color="#000000" style:font-name="Arial" fo:font-size="12pt" officeooo:rsid="00491912" officeooo:paragraph-rsid="00491912" style:font-name-asian="Monospace" style:font-size-asian="12pt" style:font-name-complex="Monospace" style:font-size-complex="12pt"/>
    </style:style>
    <style:style style:name="P90" style:family="paragraph" style:parent-style-name="Table_20_Contents">
      <style:text-properties fo:color="#000000" style:font-name="Arial" fo:font-size="12pt" officeooo:paragraph-rsid="00491912" style:font-name-asian="Monospace" style:font-size-asian="12pt" style:font-name-complex="Monospace" style:font-size-complex="12pt"/>
    </style:style>
    <style:style style:name="P91" style:family="paragraph" style:parent-style-name="Table_20_Contents">
      <style:text-properties fo:color="#000000" style:font-name="Arial" fo:font-size="12pt" officeooo:paragraph-rsid="00499f2e" style:font-name-asian="Monospace" style:font-size-asian="12pt" style:font-name-complex="Monospace" style:font-size-complex="12pt"/>
    </style:style>
    <style:style style:name="P92" style:family="paragraph" style:parent-style-name="Table_20_Contents">
      <style:text-properties fo:color="#000000" style:font-name="Arial" fo:font-size="12pt" officeooo:rsid="004af28e" officeooo:paragraph-rsid="004af28e" style:font-name-asian="Monospace" style:font-size-asian="12pt" style:font-name-complex="Monospace" style:font-size-complex="12pt"/>
    </style:style>
    <style:style style:name="P93" style:family="paragraph" style:parent-style-name="Table_20_Contents">
      <style:text-properties fo:color="#000000" style:font-name="Times New Roman" fo:font-size="12pt" officeooo:paragraph-rsid="004429d9" style:font-name-asian="Monospace" style:font-size-asian="12pt" style:font-name-complex="Monospace" style:font-size-complex="12pt"/>
    </style:style>
    <style:style style:name="P94" style:family="paragraph" style:parent-style-name="Table_20_Contents">
      <style:text-properties fo:color="#000000" style:font-name="Times New Roman" fo:font-size="12pt" officeooo:rsid="0047802e" officeooo:paragraph-rsid="0047802e" style:font-name-asian="Monospace" style:font-size-asian="12pt" style:font-name-complex="Monospace" style:font-size-complex="12pt"/>
    </style:style>
    <style:style style:name="P95" style:family="paragraph" style:parent-style-name="Table_20_Contents">
      <style:text-properties fo:color="#000000" style:font-name="Times New Roman" fo:font-size="12pt" officeooo:rsid="0047802e" officeooo:paragraph-rsid="00491912" style:font-name-asian="Monospace" style:font-size-asian="12pt" style:font-name-complex="Monospace" style:font-size-complex="12pt"/>
    </style:style>
    <style:style style:name="P96" style:family="paragraph" style:parent-style-name="Table_20_Contents">
      <style:text-properties fo:color="#000000" style:font-name="Times New Roman" fo:font-size="12pt" officeooo:rsid="0047802e" officeooo:paragraph-rsid="004af28e" style:font-name-asian="Monospace" style:font-size-asian="12pt" style:font-name-complex="Monospace" style:font-size-complex="12pt"/>
    </style:style>
    <style:style style:name="P97" style:family="paragraph" style:parent-style-name="Table_20_Contents">
      <style:text-properties fo:color="#000000" style:font-name="Arial" fo:font-size="12pt" officeooo:rsid="0047802e" officeooo:paragraph-rsid="004af28e" style:font-name-asian="Monospace" style:font-size-asian="12pt" style:font-name-complex="Monospace" style:font-size-complex="12pt"/>
    </style:style>
    <style:style style:name="P98" style:family="paragraph" style:parent-style-name="Table_20_Contents">
      <style:text-properties style:font-name="Arial" officeooo:paragraph-rsid="004429d9"/>
    </style:style>
    <style:style style:name="P99" style:family="paragraph" style:parent-style-name="Table_20_Contents">
      <style:text-properties style:font-name="Times New Roman" officeooo:paragraph-rsid="004429d9"/>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310829" style:font-style-asian="italic" style:font-style-complex="italic"/>
    </style:style>
    <style:style style:name="T5" style:family="text">
      <style:text-properties fo:language="en" fo:country="US" fo:font-style="italic" style:font-style-asian="italic" style:font-style-complex="normal"/>
    </style:style>
    <style:style style:name="T6" style:family="text">
      <style:text-properties fo:language="en" fo:country="US" fo:font-style="italic" officeooo:rsid="002d42c4" style:font-style-asian="italic"/>
    </style:style>
    <style:style style:name="T7" style:family="text">
      <style:text-properties fo:language="en" fo:country="US" fo:font-style="italic" style:text-underline-style="solid" style:text-underline-width="auto" style:text-underline-color="font-color" style:font-style-asian="italic"/>
    </style:style>
    <style:style style:name="T8" style:family="text">
      <style:text-properties fo:language="en" fo:country="US" fo:font-style="italic" fo:font-weight="bold" officeooo:rsid="00276639" style:font-style-asian="italic" style:font-weight-asian="bold" style:font-style-complex="italic" style:font-weight-complex="bold"/>
    </style:style>
    <style:style style:name="T9" style:family="text">
      <style:text-properties fo:language="en" fo:country="US" fo:font-weight="bold" style:font-weight-asian="bold"/>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27f476" style:font-weight-asian="bold" style:font-weight-complex="bold"/>
    </style:style>
    <style:style style:name="T12" style:family="text">
      <style:text-properties fo:language="en" fo:country="US" fo:font-weight="bold" officeooo:rsid="002d42c4" style:font-weight-asian="bold" style:font-weight-complex="bold"/>
    </style:style>
    <style:style style:name="T13" style:family="text">
      <style:text-properties fo:language="en" fo:country="US" fo:font-weight="bold" officeooo:rsid="002ed00b" style:font-weight-asian="bold" style:font-weight-complex="bold"/>
    </style:style>
    <style:style style:name="T14" style:family="text">
      <style:text-properties fo:language="en" fo:country="US" fo:font-weight="bold" officeooo:rsid="002ff4d6" style:font-weight-asian="bold" style:font-weight-complex="bold"/>
    </style:style>
    <style:style style:name="T15" style:family="text">
      <style:text-properties fo:language="en" fo:country="US" fo:font-weight="bold" officeooo:rsid="00321de8" style:font-weight-asian="bold" style:font-weight-complex="bold"/>
    </style:style>
    <style:style style:name="T16" style:family="text">
      <style:text-properties fo:language="en" fo:country="US" fo:font-weight="bold" officeooo:rsid="0034a656" style:font-weight-asian="bold" style:font-weight-complex="bold"/>
    </style:style>
    <style:style style:name="T17" style:family="text">
      <style:text-properties fo:language="en" fo:country="US" fo:font-weight="bold" officeooo:rsid="0034ad66" style:font-weight-asian="bold" style:font-weight-complex="bold"/>
    </style:style>
    <style:style style:name="T18" style:family="text">
      <style:text-properties fo:language="en" fo:country="US" fo:font-weight="bold" officeooo:rsid="00376e3d" style:font-weight-asian="bold" style:font-weight-complex="bold"/>
    </style:style>
    <style:style style:name="T19" style:family="text">
      <style:text-properties fo:language="en" fo:country="US" fo:font-weight="bold" officeooo:rsid="00382e36" style:font-weight-asian="bold" style:font-weight-complex="bold"/>
    </style:style>
    <style:style style:name="T20" style:family="text">
      <style:text-properties fo:language="en" fo:country="US" fo:font-weight="bold" officeooo:rsid="003ae8f2" style:font-weight-asian="bold" style:font-weight-complex="bold"/>
    </style:style>
    <style:style style:name="T21" style:family="text">
      <style:text-properties fo:language="en" fo:country="US" fo:font-weight="bold" officeooo:rsid="003c427e" style:font-weight-asian="bold" style:font-weight-complex="bold"/>
    </style:style>
    <style:style style:name="T22" style:family="text">
      <style:text-properties fo:language="en" fo:country="US" fo:font-weight="bold" officeooo:rsid="00282335" style:font-weight-asian="bold"/>
    </style:style>
    <style:style style:name="T23" style:family="text">
      <style:text-properties fo:language="en" fo:country="US" fo:font-weight="bold" officeooo:rsid="002ad7b3" style:font-weight-asian="bold"/>
    </style:style>
    <style:style style:name="T24" style:family="text">
      <style:text-properties fo:language="en" fo:country="US" fo:font-weight="bold" officeooo:rsid="002d42c4" style:font-weight-asian="bold"/>
    </style:style>
    <style:style style:name="T25" style:family="text">
      <style:text-properties fo:language="en" fo:country="US" fo:font-weight="bold" officeooo:rsid="00310829" style:font-weight-asian="bold"/>
    </style:style>
    <style:style style:name="T26" style:family="text">
      <style:text-properties fo:language="en" fo:country="US" fo:font-weight="bold" officeooo:rsid="0034a656" style:font-weight-asian="bold"/>
    </style:style>
    <style:style style:name="T27" style:family="text">
      <style:text-properties fo:language="en" fo:country="US" fo:font-weight="bold" officeooo:rsid="003c427e" style:font-weight-asian="bold"/>
    </style:style>
    <style:style style:name="T28" style:family="text">
      <style:text-properties fo:language="en" fo:country="US" fo:font-style="normal" style:font-style-asian="normal" style:font-style-complex="normal"/>
    </style:style>
    <style:style style:name="T29" style:family="text">
      <style:text-properties fo:language="en" fo:country="US" fo:font-style="normal" officeooo:rsid="002d42c4" style:font-style-asian="normal" style:font-style-complex="normal"/>
    </style:style>
    <style:style style:name="T30" style:family="text">
      <style:text-properties fo:language="en" fo:country="US" fo:font-style="normal" officeooo:rsid="0034a656" style:font-style-asian="normal" style:font-style-complex="normal"/>
    </style:style>
    <style:style style:name="T31" style:family="text">
      <style:text-properties fo:language="en" fo:country="US" fo:font-style="normal" officeooo:rsid="00367263" style:font-style-asian="normal" style:font-style-complex="normal"/>
    </style:style>
    <style:style style:name="T32" style:family="text">
      <style:text-properties fo:language="en" fo:country="US" fo:font-style="normal" officeooo:rsid="00382e36" style:font-style-asian="normal" style:font-style-complex="normal"/>
    </style:style>
    <style:style style:name="T33" style:family="text">
      <style:text-properties fo:language="en" fo:country="US" fo:font-style="normal" officeooo:rsid="003c427e" style:font-style-asian="normal" style:font-style-complex="normal"/>
    </style:style>
    <style:style style:name="T34" style:family="text">
      <style:text-properties fo:language="en" fo:country="US" officeooo:rsid="00276639"/>
    </style:style>
    <style:style style:name="T35" style:family="text">
      <style:text-properties fo:language="en" fo:country="US" officeooo:rsid="0027f476"/>
    </style:style>
    <style:style style:name="T36" style:family="text">
      <style:text-properties fo:language="en" fo:country="US" officeooo:rsid="00282335"/>
    </style:style>
    <style:style style:name="T37" style:family="text">
      <style:text-properties fo:language="en" fo:country="US" officeooo:rsid="002879e5"/>
    </style:style>
    <style:style style:name="T38" style:family="text">
      <style:text-properties fo:language="en" fo:country="US" officeooo:rsid="00293ab0"/>
    </style:style>
    <style:style style:name="T39" style:family="text">
      <style:text-properties fo:language="en" fo:country="US" officeooo:rsid="002ad7b3"/>
    </style:style>
    <style:style style:name="T40" style:family="text">
      <style:text-properties fo:language="en" fo:country="US" officeooo:rsid="002d42c4"/>
    </style:style>
    <style:style style:name="T41" style:family="text">
      <style:text-properties fo:language="en" fo:country="US" officeooo:rsid="002ed00b"/>
    </style:style>
    <style:style style:name="T42" style:family="text">
      <style:text-properties fo:language="en" fo:country="US" officeooo:rsid="002ff4d6"/>
    </style:style>
    <style:style style:name="T43" style:family="text">
      <style:text-properties fo:language="en" fo:country="US" officeooo:rsid="00310829"/>
    </style:style>
    <style:style style:name="T44" style:family="text">
      <style:text-properties fo:language="en" fo:country="US" officeooo:rsid="00321de8"/>
    </style:style>
    <style:style style:name="T45" style:family="text">
      <style:text-properties fo:language="en" fo:country="US" officeooo:rsid="0034a656"/>
    </style:style>
    <style:style style:name="T46" style:family="text">
      <style:text-properties fo:language="en" fo:country="US" officeooo:rsid="0034ad66"/>
    </style:style>
    <style:style style:name="T47" style:family="text">
      <style:text-properties fo:language="en" fo:country="US" officeooo:rsid="0034eb46"/>
    </style:style>
    <style:style style:name="T48" style:family="text">
      <style:text-properties fo:language="en" fo:country="US" officeooo:rsid="00367263"/>
    </style:style>
    <style:style style:name="T49" style:family="text">
      <style:text-properties fo:language="en" fo:country="US" officeooo:rsid="00376e3d"/>
    </style:style>
    <style:style style:name="T50" style:family="text">
      <style:text-properties fo:language="en" fo:country="US" officeooo:rsid="00382e36"/>
    </style:style>
    <style:style style:name="T51" style:family="text">
      <style:text-properties fo:language="en" fo:country="US" officeooo:rsid="003ae8f2"/>
    </style:style>
    <style:style style:name="T52" style:family="text">
      <style:text-properties fo:language="en" fo:country="US" officeooo:rsid="003baee8"/>
    </style:style>
    <style:style style:name="T53" style:family="text">
      <style:text-properties fo:language="en" fo:country="US" officeooo:rsid="003c427e"/>
    </style:style>
    <style:style style:name="T54" style:family="text">
      <style:text-properties fo:color="#000000" style:font-name="Arial" fo:font-size="10pt" fo:language="en" fo:country="US" fo:font-weight="bold" style:font-name-asian="Monospace" style:font-size-asian="10pt" style:font-weight-asian="bold" style:font-name-complex="Monospace" style:font-size-complex="10pt"/>
    </style:style>
    <style:style style:name="T55" style:family="text">
      <style:text-properties fo:color="#000000" style:font-name="Arial" fo:font-size="10pt" fo:language="en" fo:country="US" fo:font-weight="bold" style:font-name-asian="Monospace" style:font-size-asian="10pt" style:font-weight-asian="bold" style:font-name-complex="Monospace" style:font-size-complex="10pt" style:font-weight-complex="bold"/>
    </style:style>
    <style:style style:name="T56" style:family="text">
      <style:text-properties fo:color="#000000" style:font-name="Arial" fo:font-size="10pt" fo:language="en" fo:country="US" fo:font-weight="bold" officeooo:rsid="00293ab0" style:font-name-asian="Monospace" style:font-size-asian="10pt" style:font-weight-asian="bold" style:font-name-complex="Monospace" style:font-size-complex="10pt" style:font-weight-complex="bold"/>
    </style:style>
    <style:style style:name="T57" style:family="text">
      <style:text-properties fo:color="#000000" style:font-name="Arial" fo:font-size="10pt" fo:language="en" fo:country="US" fo:font-weight="bold" officeooo:rsid="0034a656" style:font-name-asian="Monospace" style:font-size-asian="10pt" style:font-weight-asian="bold" style:font-name-complex="Monospace" style:font-size-complex="10pt" style:font-weight-complex="bold"/>
    </style:style>
    <style:style style:name="T58" style:family="text">
      <style:text-properties fo:color="#000000" style:font-name="Arial" fo:font-size="10pt" fo:language="en" fo:country="US" fo:font-weight="bold" officeooo:rsid="0034ad66" style:font-name-asian="Monospace" style:font-size-asian="10pt" style:font-weight-asian="bold" style:font-name-complex="Monospace" style:font-size-complex="10pt" style:font-weight-complex="bold"/>
    </style:style>
    <style:style style:name="T59" style:family="text">
      <style:text-properties fo:color="#000000" style:font-name="Arial" fo:font-size="10pt" fo:language="en" fo:country="US" fo:font-weight="bold" officeooo:rsid="0034eb46" style:font-name-asian="Monospace" style:font-size-asian="10pt" style:font-weight-asian="bold" style:font-name-complex="Monospace" style:font-size-complex="10pt" style:font-weight-complex="bold"/>
    </style:style>
    <style:style style:name="T60" style:family="text">
      <style:text-properties fo:color="#000000" style:font-name="Arial" fo:font-size="10pt" fo:language="en" fo:country="US" fo:font-weight="bold" officeooo:rsid="003c427e" style:font-name-asian="Monospace" style:font-size-asian="10pt" style:font-weight-asian="bold" style:font-name-complex="Monospace" style:font-size-complex="10pt" style:font-weight-complex="bold"/>
    </style:style>
    <style:style style:name="T61" style:family="text">
      <style:text-properties fo:color="#000000" style:font-name="Arial" fo:font-size="10pt" fo:language="en" fo:country="US" fo:font-weight="normal" style:font-name-asian="Monospace" style:font-size-asian="10pt" style:font-weight-asian="normal" style:font-name-complex="Monospace" style:font-size-complex="10pt" style:font-weight-complex="normal"/>
    </style:style>
    <style:style style:name="T62" style:family="text">
      <style:text-properties fo:color="#000000" style:font-name="Monospace1" fo:font-size="10pt" style:font-size-asian="10pt"/>
    </style:style>
    <style:style style:name="T63" style:family="text">
      <style:text-properties fo:color="#000000" style:font-name="Monospace1" fo:font-size="10pt" officeooo:rsid="00499f2e" style:font-size-asian="10pt"/>
    </style:style>
    <style:style style:name="T64" style:family="text">
      <style:text-properties fo:color="#000000" style:font-name="Monospace1" fo:font-size="10pt" fo:font-weight="bold" style:font-size-asian="10pt" style:font-weight-asian="bold"/>
    </style:style>
    <style:style style:name="T65" style:family="text">
      <style:text-properties fo:color="#000000" style:font-name="Monospace1" fo:font-size="10pt" fo:font-weight="normal" style:font-size-asian="10pt" style:font-weight-asian="normal" style:font-weight-complex="normal"/>
    </style:style>
    <style:style style:name="T66" style:family="text">
      <style:text-properties fo:color="#000000" style:font-name="Monospace1" fo:font-size="10pt" fo:font-weight="normal" officeooo:rsid="00499f2e" style:font-size-asian="10pt" style:font-weight-asian="normal" style:font-weight-complex="normal"/>
    </style:style>
    <style:style style:name="T67" style:family="text">
      <style:text-properties fo:color="#000000" style:font-name="Monospace1" fo:font-size="10pt" fo:font-style="normal" style:font-size-asian="10pt" style:font-style-asian="normal" style:font-style-complex="normal"/>
    </style:style>
    <style:style style:name="T68" style:family="text">
      <style:text-properties fo:color="#000000" style:font-name="Monospace1" fo:font-size="10pt" fo:font-style="normal" officeooo:rsid="00499f2e" style:font-size-asian="10pt" style:font-style-asian="normal" style:font-style-complex="normal"/>
    </style:style>
    <style:style style:name="T69" style:family="text">
      <style:text-properties fo:color="#000000" style:font-name="Times New Roman" fo:font-size="12pt" officeooo:rsid="00499f2e" style:font-size-asian="12pt" style:font-size-complex="12pt"/>
    </style:style>
    <style:style style:name="T70" style:family="text">
      <style:text-properties style:font-name="Times New Roman" fo:language="en" fo:country="US"/>
    </style:style>
    <style:style style:name="T71" style:family="text">
      <style:text-properties style:font-name="Times New Roman" fo:language="en" fo:country="US" fo:font-style="italic" style:font-style-asian="italic" style:font-style-complex="italic"/>
    </style:style>
    <style:style style:name="T72" style:family="text">
      <style:text-properties style:font-name="Times New Roman" fo:language="en" fo:country="US" fo:font-style="italic" officeooo:rsid="00321de8" style:font-style-asian="italic" style:font-style-complex="italic"/>
    </style:style>
    <style:style style:name="T73" style:family="text">
      <style:text-properties style:font-name="Times New Roman" fo:language="en" fo:country="US" fo:font-style="italic" officeooo:rsid="0034a656" style:font-style-asian="italic" style:font-style-complex="italic"/>
    </style:style>
    <style:style style:name="T74" style:family="text">
      <style:text-properties style:font-name="Times New Roman" fo:language="en" fo:country="US" officeooo:rsid="00282335"/>
    </style:style>
    <style:style style:name="T75" style:family="text">
      <style:text-properties style:font-name="Times New Roman" fo:language="en" fo:country="US" officeooo:rsid="002879e5"/>
    </style:style>
    <style:style style:name="T76" style:family="text">
      <style:text-properties style:font-name="Times New Roman" fo:language="en" fo:country="US" officeooo:rsid="002d42c4"/>
    </style:style>
    <style:style style:name="T77" style:family="text">
      <style:text-properties style:font-name="Times New Roman" fo:language="en" fo:country="US" officeooo:rsid="002ed00b"/>
    </style:style>
    <style:style style:name="T78" style:family="text">
      <style:text-properties style:font-name="Times New Roman" fo:language="en" fo:country="US" officeooo:rsid="002ff4d6"/>
    </style:style>
    <style:style style:name="T79" style:family="text">
      <style:text-properties style:font-name="Times New Roman" fo:language="en" fo:country="US" officeooo:rsid="00310829"/>
    </style:style>
    <style:style style:name="T80" style:family="text">
      <style:text-properties style:font-name="Times New Roman" fo:language="en" fo:country="US" officeooo:rsid="00321de8"/>
    </style:style>
    <style:style style:name="T81" style:family="text">
      <style:text-properties style:font-name="Times New Roman" fo:language="en" fo:country="US" officeooo:rsid="003407e3"/>
    </style:style>
    <style:style style:name="T82" style:family="text">
      <style:text-properties style:font-name="Times New Roman" fo:language="en" fo:country="US" officeooo:rsid="0034a656"/>
    </style:style>
    <style:style style:name="T83" style:family="text">
      <style:text-properties style:font-name="Times New Roman" fo:language="en" fo:country="US" officeooo:rsid="0034ad66"/>
    </style:style>
    <style:style style:name="T84" style:family="text">
      <style:text-properties style:font-name="Times New Roman" fo:language="en" fo:country="US" officeooo:rsid="00367263"/>
    </style:style>
    <style:style style:name="T85" style:family="text">
      <style:text-properties style:font-name="Times New Roman" fo:language="en" fo:country="US" officeooo:rsid="00382e36"/>
    </style:style>
    <style:style style:name="T86" style:family="text">
      <style:text-properties style:font-name="Times New Roman" fo:language="en" fo:country="US" officeooo:rsid="00392f4c"/>
    </style:style>
    <style:style style:name="T87" style:family="text">
      <style:text-properties style:font-name="Times New Roman" fo:language="en" fo:country="US" officeooo:rsid="003c427e"/>
    </style:style>
    <style:style style:name="T88" style:family="text">
      <style:text-properties style:font-name="Times New Roman" fo:language="en" fo:country="US" officeooo:rsid="004df85f"/>
    </style:style>
    <style:style style:name="T89" style:family="text">
      <style:text-properties style:font-name="Arial"/>
    </style:style>
    <style:style style:name="T90" style:family="text">
      <style:text-properties style:font-name="Arial" fo:language="en" fo:country="US"/>
    </style:style>
    <style:style style:name="T91" style:family="text">
      <style:text-properties style:font-name="Arial" fo:language="en" fo:country="US" fo:font-style="italic" style:font-style-asian="italic"/>
    </style:style>
    <style:style style:name="T92" style:family="text">
      <style:text-properties style:font-name="Arial" fo:language="en" fo:country="US" officeooo:rsid="0027f476"/>
    </style:style>
    <style:style style:name="T93" style:family="text">
      <style:text-properties style:font-name="Arial" fo:language="en" fo:country="US" officeooo:rsid="00282335"/>
    </style:style>
    <style:style style:name="T94" style:family="text">
      <style:text-properties style:font-name="Arial" fo:language="en" fo:country="US" officeooo:rsid="002d42c4"/>
    </style:style>
    <style:style style:name="T95" style:family="text">
      <style:text-properties style:font-name="Arial" fo:language="en" fo:country="US" officeooo:rsid="002ed00b"/>
    </style:style>
    <style:style style:name="T96" style:family="text">
      <style:text-properties style:font-name="Arial" fo:language="en" fo:country="US" officeooo:rsid="002ff4d6"/>
    </style:style>
    <style:style style:name="T97" style:family="text">
      <style:text-properties style:font-name="Arial" fo:language="en" fo:country="US" officeooo:rsid="00310829"/>
    </style:style>
    <style:style style:name="T98" style:family="text">
      <style:text-properties style:font-name="Arial" fo:language="en" fo:country="US" officeooo:rsid="003407e3"/>
    </style:style>
    <style:style style:name="T99" style:family="text">
      <style:text-properties style:font-name="Arial" fo:language="en" fo:country="US" officeooo:rsid="0034a656"/>
    </style:style>
    <style:style style:name="T100" style:family="text">
      <style:text-properties style:font-name="Arial" fo:language="en" fo:country="US" officeooo:rsid="0034ad66"/>
    </style:style>
    <style:style style:name="T101" style:family="text">
      <style:text-properties style:font-name="Arial" fo:language="en" fo:country="US" officeooo:rsid="00367263"/>
    </style:style>
    <style:style style:name="T102" style:family="text">
      <style:text-properties style:font-name="Arial" fo:language="en" fo:country="US" officeooo:rsid="00382e36"/>
    </style:style>
    <style:style style:name="T103" style:family="text">
      <style:text-properties style:font-name="Arial" fo:language="en" fo:country="US" officeooo:rsid="00392f4c"/>
    </style:style>
    <style:style style:name="T104" style:family="text">
      <style:text-properties style:font-name="Arial" fo:language="en" fo:country="US" officeooo:rsid="003c427e"/>
    </style:style>
    <style:style style:name="T105" style:family="text">
      <style:text-properties style:font-name="Arial" fo:language="en" fo:country="US" officeooo:rsid="003cd9f5"/>
    </style:style>
    <style:style style:name="T106" style:family="text">
      <style:text-properties style:font-name="Arial" fo:font-style="italic" style:font-style-asian="italic"/>
    </style:style>
    <style:style style:name="T107" style:family="text">
      <style:text-properties style:font-name="Arial" officeooo:rsid="002cc40a"/>
    </style:style>
    <style:style style:name="T108" style:family="text">
      <style:text-properties style:font-name="Arial" officeooo:rsid="002d42c4"/>
    </style:style>
    <style:style style:name="T109" style:family="text">
      <style:text-properties style:use-window-font-color="true" style:font-name="Monospace" fo:font-size="10pt" fo:language="en" fo:country="US" style:font-name-asian="Monospace" style:font-size-asian="10pt" style:font-name-complex="Monospace" style:font-size-complex="10pt"/>
    </style:style>
    <style:style style:name="T110" style:family="text">
      <style:text-properties style:use-window-font-color="true" style:font-name="Arial" fo:font-size="12pt" fo:language="en" fo:country="US" style:font-name-asian="Monospace" style:font-size-asian="12pt" style:font-name-complex="Monospace" style:font-size-complex="12pt"/>
    </style:style>
    <style:style style:name="T111" style:family="text">
      <style:text-properties officeooo:rsid="0018e143"/>
    </style:style>
    <style:style style:name="T112" style:family="text">
      <style:text-properties officeooo:rsid="0019ea47"/>
    </style:style>
    <style:style style:name="T113" style:family="text">
      <style:text-properties officeooo:rsid="001a7fc4"/>
    </style:style>
    <style:style style:name="T114" style:family="text">
      <style:text-properties fo:font-style="normal" style:font-style-asian="normal" style:font-style-complex="normal"/>
    </style:style>
    <style:style style:name="T115" style:family="text">
      <style:text-properties fo:font-style="normal" fo:font-weight="bold" style:font-style-asian="normal" style:font-style-complex="normal"/>
    </style:style>
    <style:style style:name="T116" style:family="text">
      <style:text-properties officeooo:rsid="001b5136"/>
    </style:style>
    <style:style style:name="T117" style:family="text">
      <style:text-properties officeooo:rsid="001c4279"/>
    </style:style>
    <style:style style:name="T118" style:family="text">
      <style:text-properties fo:font-style="italic" style:font-style-asian="italic" style:font-style-complex="italic"/>
    </style:style>
    <style:style style:name="T119" style:family="text">
      <style:text-properties fo:font-style="italic" officeooo:rsid="001a7fc4" style:font-style-asian="italic" style:font-style-complex="italic"/>
    </style:style>
    <style:style style:name="T120" style:family="text">
      <style:text-properties fo:font-style="italic" officeooo:rsid="002cc40a" style:font-style-asian="italic" style:font-style-complex="italic"/>
    </style:style>
    <style:style style:name="T121" style:family="text">
      <style:text-properties fo:font-style="italic" officeooo:rsid="00402634" style:font-style-asian="italic" style:font-style-complex="italic"/>
    </style:style>
    <style:style style:name="T122" style:family="text">
      <style:text-properties fo:font-style="italic" officeooo:rsid="004af28e" style:font-style-asian="italic" style:font-style-complex="italic"/>
    </style:style>
    <style:style style:name="T123" style:family="text">
      <style:text-properties fo:font-style="italic" fo:font-weight="bold" officeooo:rsid="00276639" style:font-style-asian="italic" style:font-weight-asian="bold" style:font-style-complex="italic" style:font-weight-complex="bold"/>
    </style:style>
    <style:style style:name="T124" style:family="text">
      <style:text-properties officeooo:rsid="001c6aba"/>
    </style:style>
    <style:style style:name="T125" style:family="text">
      <style:text-properties officeooo:rsid="001dd82d"/>
    </style:style>
    <style:style style:name="T126" style:family="text">
      <style:text-properties officeooo:rsid="001e0201"/>
    </style:style>
    <style:style style:name="T127" style:family="text">
      <style:text-properties fo:font-weight="bold"/>
    </style:style>
    <style:style style:name="T128" style:family="text">
      <style:text-properties fo:font-weight="bold" style:font-weight-asian="bold" style:font-weight-complex="bold"/>
    </style:style>
    <style:style style:name="T129" style:family="text">
      <style:text-properties fo:font-weight="bold" officeooo:rsid="001e0201" style:font-weight-asian="bold" style:font-weight-complex="bold"/>
    </style:style>
    <style:style style:name="T130" style:family="text">
      <style:text-properties fo:font-weight="bold" officeooo:rsid="00276639" style:font-weight-asian="bold"/>
    </style:style>
    <style:style style:name="T131" style:family="text">
      <style:text-properties officeooo:rsid="00207517"/>
    </style:style>
    <style:style style:name="T132" style:family="text">
      <style:text-properties officeooo:rsid="00217785"/>
    </style:style>
    <style:style style:name="T133" style:family="text">
      <style:text-properties officeooo:rsid="002343c7"/>
    </style:style>
    <style:style style:name="T134" style:family="text">
      <style:text-properties officeooo:rsid="0024e706"/>
    </style:style>
    <style:style style:name="T135" style:family="text">
      <style:text-properties officeooo:rsid="00255db8"/>
    </style:style>
    <style:style style:name="T136" style:family="text">
      <style:text-properties officeooo:rsid="00269353"/>
    </style:style>
    <style:style style:name="T137" style:family="text">
      <style:text-properties officeooo:rsid="00276639"/>
    </style:style>
    <style:style style:name="T138" style:family="text">
      <style:text-properties style:font-name="Arial" fo:language="en" fo:country="US"/>
    </style:style>
    <style:style style:name="T139" style:family="text">
      <style:text-properties style:font-name="Arial" fo:language="en" fo:country="US" officeooo:rsid="00282335"/>
    </style:style>
    <style:style style:name="T140" style:family="text">
      <style:text-properties style:font-name="Arial" fo:language="en" fo:country="US" officeooo:rsid="002ff4d6"/>
    </style:style>
    <style:style style:name="T141" style:family="text">
      <style:text-properties style:font-name="Arial" fo:language="en" fo:country="US" officeooo:rsid="00310829"/>
    </style:style>
    <style:style style:name="T142" style:family="text">
      <style:text-properties officeooo:rsid="002cc40a"/>
    </style:style>
    <style:style style:name="T143" style:family="text">
      <style:text-properties officeooo:rsid="002d42c4"/>
    </style:style>
    <style:style style:name="T144" style:family="text">
      <style:text-properties officeooo:rsid="003e9888"/>
    </style:style>
    <style:style style:name="T145" style:family="text">
      <style:text-properties officeooo:rsid="00402634"/>
    </style:style>
    <style:style style:name="T146" style:family="text">
      <style:text-properties officeooo:rsid="00420462"/>
    </style:style>
    <style:style style:name="T147" style:family="text">
      <style:text-properties officeooo:rsid="0043f794"/>
    </style:style>
    <style:style style:name="T148" style:family="text">
      <style:text-properties officeooo:rsid="004429d9"/>
    </style:style>
    <style:style style:name="T149" style:family="text">
      <style:text-properties officeooo:rsid="00448b9d"/>
    </style:style>
    <style:style style:name="T150" style:family="text">
      <style:text-properties officeooo:rsid="004603c2"/>
    </style:style>
    <style:style style:name="T151" style:family="text">
      <style:text-properties officeooo:rsid="0047802e"/>
    </style:style>
    <style:style style:name="T152" style:family="text">
      <style:text-properties officeooo:rsid="00491912"/>
    </style:style>
    <style:style style:name="T153" style:family="text">
      <style:text-properties officeooo:rsid="00499f2e"/>
    </style:style>
    <style:style style:name="T154" style:family="text">
      <style:text-properties fo:color="#7f0055" style:font-name="Monospace1" fo:font-size="10pt" fo:font-weight="bold" style:font-size-asian="10pt" style:font-weight-asian="bold"/>
    </style:style>
    <style:style style:name="T155" style:family="text">
      <style:text-properties fo:color="#6a3e3e" style:font-name="Monospace1" fo:font-size="10pt" style:font-size-asian="10pt"/>
    </style:style>
    <style:style style:name="T156" style:family="text">
      <style:text-properties fo:font-size="12pt" style:font-size-asian="12pt" style:font-name-complex="Arial" style:font-size-complex="12pt"/>
    </style:style>
    <style:style style:name="T157" style:family="text">
      <style:text-properties style:font-name="Monospace" fo:font-size="10pt" style:font-size-asian="10pt" style:font-size-complex="10pt"/>
    </style:style>
    <style:style style:name="T158" style:family="text">
      <style:text-properties fo:font-size="10pt" style:font-size-asian="10pt" style:font-name-complex="Arial" style:font-size-complex="10pt"/>
    </style:style>
    <style:style style:name="T159" style:family="text">
      <style:text-properties officeooo:rsid="004af28e"/>
    </style:style>
    <style:style style:name="T160" style:family="text">
      <style:text-properties officeooo:rsid="004b5d60"/>
    </style:style>
    <style:style style:name="T161" style:family="text">
      <style:text-properties officeooo:rsid="004df85f"/>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DOClient</text:p>
      <text:p text:style-name="P13"/>
      <text:p text:style-name="P13">The CDOClient code <text:span text:style-name="T111">is</text:span> <text:span text:style-name="T111">situated</text:span> at <text:span text:style-name="T111">OW2</text:span>'s git<text:span text:style-name="T111"> repository</text:span> (<text:a xlink:type="simple" xlink:href="https://tuleap.ow2.org/plugins/git/paasage/cdo_client"><text:span text:style-name="T111">https://tuleap.ow2.org/plugins/git/paasage/cdo_client</text:span></text:a>). <text:span text:style-name="T111">It</text:span> can be used to connect to a CDOServer<text:span text:style-name="T161"> (</text:span><text:a xlink:type="simple" xlink:href="https://tuleap.ow2.org/plugins/git/paasage/cdo_server"><text:span text:style-name="T161">https://tuleap.ow2.org/plugins/git/paasage/cdo_server</text:span></text:a><text:span text:style-name="T161">)</text:span> through a CDOSession and then make queries, store or export models / objects returned from queries. </text:p>
      <text:p text:style-name="P8"/>
      <text:p text:style-name="P14">Dependencies</text:p>
      <text:p text:style-name="P9"><text:span text:style-name="T111">The CDOClient depends on the library of</text:span> CAMEL<text:span text:style-name="T112"> (</text:span><text:a xlink:type="simple" xlink:href="https://tuleap.ow2.org/plugins/git/paasage/camel"><text:span text:style-name="T112">https://tuleap.ow2.org/plugins/git/paasage/camel</text:span></text:a><text:span text:style-name="T112">)</text:span>, <text:span text:style-name="T111">which can also be found at the same git repository. </text:span>Th<text:span text:style-name="T113">is dependency has been included for the following reasons: (a) the main packages</text:span> <text:span text:style-name="T111">in the domain code of CAMEL are always registered once a CDOSession to a CDOServer is established and (b) the respective classes are needed in order to also support the transformation from xmi to textual CAMEL models and the opposite as well as loading textual CAMEL models</text:span>.</text:p>
      <text:p text:style-name="P1"/>
      <text:p text:style-name="P14">Usage</text:p>
      <text:p text:style-name="P16"/>
      <text:p text:style-name="P16">Compilation</text:p>
      <text:p text:style-name="P17">The CDOClient can be compiled through using maven and just executing the following command either at command line or your favourite Application Development framework: "mvn exec:java".</text:p>
      <text:p text:style-name="P16"/>
      <text:p text:style-name="P16">Execution</text:p>
      <text:p text:style-name="P17">The CDOClient can be either included inside another component or can be executed in a standalone manner. In the second case, the following alternative execution ways are enabled (again either via a command line or your favourite Application Development framework):</text:p>
      <text:list xml:id="list3295266606157023658" text:style-name="L7">
        <text:list-item>
          <text:p text:style-name="P18">"mvn:exec java -Deu.paasage.configdir=&lt;path_to_dir_properties_file&gt;"</text:p>
        </text:list-item>
        <text:list-item>
          <text:p text:style-name="P18">"java -jar client-<text:span text:style-name="T113">2.0.0-SNAPSHOT</text:span>-jar-with-dependencies.jar" -Deu.paasage.configdir=&lt;path_to_dir_properties_file&gt;"</text:p>
        </text:list-item>
      </text:list>
      <text:p text:style-name="P19">As you can see, in both cases you need to provide a directive to the java VM indicating where the properties file needed for the configuration of the CDOClient is situated in terms of a specific directory in the file system (by giving a full path to this directory). This directive is actually optional, in case you have set the PAASAGE_CONFIG_DIR environment variable with the full system path to the properties file directory. <text:span text:style-name="T116">Of course, you can also provide input parameters to the main method, depending on the way you desire to exploit the CDOClient. The supply of these parameters can be performed in different ways depending on whether you perform this via the command line or an application development framework. </text:span></text:p>
      <text:p text:style-name="P16"/>
      <text:p text:style-name="P16">Exploitation</text:p>
      <text:p text:style-name="P10">The CDOClient code can be <text:span text:style-name="T113">exploited in various ways:</text:span></text:p>
      <text:list xml:id="list9165753480922820415" text:style-name="L5">
        <text:list-item>
          <text:p text:style-name="P11"><text:span text:style-name="T119">f</text:span><text:span text:style-name="T118">or testing purposes</text:span> to see that the main functionality exposed is correct. To this end, the main method includes a specific exploitation scenario which can be checked against a running CDOServer. <text:span text:style-name="T117">This scenario involves the: (a) the programmatic creation of two models, one organisational model and one full use-case CAMEL model according to the SensApp use case as well as the loading of another use-case CAMEL model with respect to the Scalarm use case. The scenario also involves performing queries on the models stored as well as deleting some objects from one of these models. Finally, it includes the case of exporting a model as well as employing an event listener which outputs the events generated through the various model </text:span><text:soft-page-break/><text:span text:style-name="T117">management actions performed in this scenario. </text:span></text:p>
        </text:list-item>
        <text:list-item>
          <text:p text:style-name="P11"><text:span text:style-name="T118">for real exploitation</text:span><text:span text:style-name="T117">. In this case, we foresee that the CDOClient can be exploited inside one component which desires to perform particular model management actions or externally via command line e.g. in case that some model management actions are needed to be performed upon initialisation of the CDOServer. </text:span></text:p>
        </text:list-item>
      </text:list>
      <text:p text:style-name="P20">For the external, command-line exploitation, the main method can take one or more input parameters which designate what method to call with which input. It should be noted that obviously in this case it is impossible to load in main memory objects/models and manipulate them as we are working via command line. Thus, the developer has to just call the desired methods and ensure that any model that may have to be used as input is properly identified. Having said that, the following patterns of exploitation should be followed via the command-line: &lt;method_name&gt; &lt;arg1&gt; &lt;arg2&gt; &lt;arg3&gt;. This means that at most 4 parameters should be provided where the first maps to the name of the method to call and the rest to the input parameters that should be used for calling this method. Each method takes 1 to at most 3 parameters so, in the end, the developer/user should provide at least 2 input parameters to the main method which map to the name of the method and <text:span text:style-name="T124">its </text:span>one input<text:span text:style-name="T125"> parameter</text:span>.<text:span text:style-name="T126"> </text:span></text:p>
      <text:p text:style-name="P29">We should highlight here that not all methods are supported in the pattern-based command-line execution of the CDOClient but only those related to the importing and exporting of models as well as to the XMI-to-CAMEL transformation. To this end, the main methods that are currently exploited are the following: <text:span text:style-name="T118">importModel</text:span>, <text:span text:style-name="T118">importTextualModel</text:span>, <text:span text:style-name="T118">xmiToCAMEL</text:span>, <text:span text:style-name="T118">exportModel</text:span>, <text:span text:style-name="T118">exportTextualModel</text:span>, <text:span text:style-name="T118">exportModelWithRef</text:span>, <text:span text:style-name="T118">exportModelWithRefRec</text:span>, <text:span text:style-name="T118">exportCDOContent</text:span> and <text:span text:style-name="T118">loadCDOContent</text:span>. <text:span text:style-name="T144">Please note that the use of these models actually underlies the need of always importing models situated in files and not in the main memory as Java objects. </text:span></text:p>
      <text:p text:style-name="P20"/>
      <text:p text:style-name="P12"><text:span text:style-name="T129">Main Features</text:span><text:span text:style-name="T126"> </text:span></text:p>
      <text:p text:style-name="P21">The CDOClient exposes a particular functionality which enables the communication with a CDOServer and the issuing of model management actions on this server. The model management actions that are supported are the following:</text:p>
      <text:list xml:id="list5438457304233643465" text:style-name="L8">
        <text:list-item>
          <text:p text:style-name="P22">Load a model from a XMI or textual (CAMEL) file in the main memory</text:p>
        </text:list-item>
        <text:list-item>
          <text:p text:style-name="P22">Load a XMI or textual model and immediately store it in the CDOServer<text:span text:style-name="T131">. The model to be stored can be first validated according to the OCL constraints that complement the semantics of EMF Ecore specified. In case it is valid, it is then stored. Otherwise, the method returns the value of false as output. It should be noted that irrespectively of whether the OCL constraint validation is on, the validation based on the EMF Ecore semantics is always performed before the model is stored. This guarantees that the model to be stored conforms to its meta-model(s) and only valid models are saved in the CDORepository. <text:s/></text:span></text:p>
        </text:list-item>
        <text:list-item>
          <text:p text:style-name="P22">Run a query on the CDOServer according to a specific query dialect (SQL and HQL are supported depending on the underlying CDORepository type of the CDOServer) and obtain back the results</text:p>
        </text:list-item>
        <text:list-item>
          <text:p text:style-name="P22">Transform a XMI to a textual CAMEL model </text:p>
        </text:list-item>
        <text:list-item>
          <text:p text:style-name="P22">Transform a textual CAMEL model to a XMI one</text:p>
        </text:list-item>
        <text:list-item>
          <text:p text:style-name="P22">Export a model in a particular file location in the file system according to either the XMI or textual CAMEL format. This exporting can be performed in various alternative ways:</text:p>
          <text:list>
            <text:list-item>
              <text:p text:style-name="P37">export just the model - in case that it cross-references other models, these references will point to models in the CDORepository</text:p>
            </text:list-item>
            <text:list-item>
              <text:p text:style-name="P37">export the model as well as its cross-referenced models - in this case, the cross-references now map to files in the file system and this enables loading properly the exported model to any particular editor (such as the Eclipse EMF Tree-based Editor or the CAMEL textual editor). However, we should note that the additional models exported can still point to other models in the CDORepository</text:p>
            </text:list-item>
            <text:list-item>
              <text:p text:style-name="P37"><text:soft-page-break/>export the model as well as its cross-referenced models in a recursive manner in order to ensure that all exported models point to each other (thus staying only at the file system level) and not to any model stored in the CDORepository. In this way, all the exported models can then be viewed in any kind of editor. </text:p>
            </text:list-item>
          </text:list>
        </text:list-item>
      </text:list>
      <text:p text:style-name="P38"><text:tab/>The two latter exportation alternatives, apart from viewing purposes, they can also be exploited in case of component testing. For instance, imagine a chain of components which might be situated in a different machine (either virtual or physical) that have to be called in turn in order to produce a particular result (e.g., the components of the Upperware module in the PaaSage platform). If these components are not connected to a global CDOServer such that each can write its results to this server in order to make them available to the next components, then the testing could be performed in an individual manner when the locally produced result in the local CDOServer is exported and sent via other communication means by the developer of this component to the developer of the next component. As such, the next component can then read the exported models and perform its expected and realised functionality. This offline-based testing method was a feature request from the developers of the Upperware module which has been realised. In our opinion, provides an added-value to CDOClient and enables it to become a very powerful instrument for model-based code development and testing.</text:p>
      <text:list xml:id="list2906923478882776415" text:style-name="L10">
        <text:list-item>
          <text:p text:style-name="P23">Export the whole content of the CDORepository in CAMEL textual or XMI form. This functionality is quite interesting in terms of back-up as it can be used in conjunction with the following method to restore the previous content of a CDORepository. The combinations of these methods could be exploited by an administrator of the PaaSage platform in order to back-up the content of the CDORepository, bring down the platform VM, do any kind of fixes, create a new platform VM and initialise the CDOServer/Repository <text:span text:style-name="T131">in this VM </text:span>with the content that has been exported. <text:span text:style-name="T131">In this way, the models produced by the clients of the platform will not be lost when a repair or management action on the platform has to be performed. The exported content is in the form of a single zip file which encloses all the models of the CDORepository in textual CAMEL or XMI form.</text:span></text:p>
        </text:list-item>
        <text:list-item>
          <text:p text:style-name="P23"><text:span text:style-name="T131">Import a zip file with a previous content of a CDORepository to restore it. As indicated above, this completes the realisation of the back-up functionality.</text:span> <text:s/></text:p>
        </text:list-item>
        <text:list-item>
          <text:p text:style-name="P24">Delete an object or model from the CDORepository in case it is no longer needed. </text:p>
        </text:list-item>
      </text:list>
      <text:p text:style-name="P25"/>
      <text:p text:style-name="P25">Apart from the model management <text:span text:style-name="T132">actions, additional functionality has been realised to cover the following cases:</text:span></text:p>
      <text:list xml:id="list7577227672819620056" text:style-name="L11">
        <text:list-item>
          <text:p text:style-name="P26">The developer needs to perform a sophisticated and composite model management action in a single transaction. In this case, the CDOClient offers the developer with the functionality of opening transactions <text:span text:style-name="T133">(CDOTransaction) </text:span>which can then be exploited to create resources, insert models, delete models or objects and so on. The developer, however, should be responsible for committing the transaction in the end and closing it. The developer may also need to do some model processing without making any update in the CDORepository. In this case, the CDOClient offers to the developers the functionality of opening views <text:span text:style-name="T133">(CDOView) </text:span>to enable them to make queries and process the objects returned from them. It should be highlighted here that in case of manipulation of models which are stored and loaded from the CDORepository, there should always be a transaction or view open through which the model has been loaded. Otherwise, if an attempt to manipulate a CDO-based model is performed out of the context of any transaction or view, an exception will be raised. </text:p>
        </text:list-item>
        <text:list-item>
          <text:p text:style-name="P26">The developer needs to manipulate non-CAMEL models. In this case, the CDOClient offers the functionality of registering the packages of the meta-models on which these models conform in the CDORepository in order to guarantee that the management actions performed on them will be error-free. </text:p>
        </text:list-item>
        <text:list-item>
          <text:p text:style-name="P26"><text:soft-page-break/>The developer needs to develop a component which should be aware of particular events that happen inside a CDORepository in terms of, e.g., the storage or update of particular types of models. For instance, the Adapter component of the Upperware might be interested to check when new high-level measurements for a metric are stored in the CDORepository in order to check whether adaptation actions have to be performed on the application at hand. As such, the CDOClient offers a particular method in order to register a MyListener object on the current CDOSesssion which emits all events created in the context of model manipulations in the respective CDORepository. </text:p>
        </text:list-item>
      </text:list>
      <text:p text:style-name="P27"/>
      <text:p text:style-name="P27"><text:s text:c="3"/></text:p>
      <text:p text:style-name="P1"><text:span text:style-name="T132">The aforementioned functionality of the CDOClient can be exploited in order to support some advanced model manipulation scenarios. Such scenarios can take the following form:</text:span> </text:p>
      <text:list xml:id="list5091690662695113897" text:style-name="L2">
        <text:list-item>
          <text:p text:style-name="P4">Make a query to the CDOServer in order to find and load particular information and then either change this information and store it back to CDOServer, <text:span text:style-name="T133">or </text:span>create a model out of it and then store it in the CDOServer or just export the query result. This more complicated scenario can be useful for the following cases: </text:p>
          <text:list>
            <text:list-item>
              <text:p text:style-name="P4">the user desires to modify a model. Thus, he/she has first to perform a query in order to obtain it <text:span text:style-name="T133">(or can directly obtain it from a CDOView or CDOTransaction via its CDOID) </text:span>and then modify it and store it back to the CDOServer. Imagine, for instance, the case of a feature model of a particular provider that has to be modified when a new cloud service is offered by this provider; </text:p>
            </text:list-item>
            <text:list-item>
              <text:p text:style-name="P7">the user desires to create a model out of an existing model or a part of it. Thus, he/she has to issue a query <text:span text:style-name="T133">to fetch it </text:span>and then browse the results in order to create the corresponding model to be stored in the CDOServer. Imagine, for instance, the case where we have to associate the <text:span text:style-name="T133">CERIF</text:span> <text:span text:style-name="T161">(</text:span><text:a xlink:type="simple" xlink:href="http://eurocris.org/cerif/main-features-cerif"><text:span text:style-name="Citation"><text:span text:style-name="T114">eurocris.org/</text:span></text:span></text:a><text:a xlink:type="simple" xlink:href="http://eurocris.org/cerif/main-features-cerif"><text:span text:style-name="Citation"><text:span text:style-name="T115">cerif</text:span></text:span></text:a><text:a xlink:type="simple" xlink:href="http://eurocris.org/cerif/main-features-cerif"><text:span text:style-name="Citation"><text:span text:style-name="T114">/main-features-</text:span></text:span></text:a><text:a xlink:type="simple" xlink:href="http://eurocris.org/cerif/main-features-cerif"><text:span text:style-name="Citation"><text:span text:style-name="T115">cerif</text:span></text:span></text:a><text:span text:style-name="T161">) </text:span>information from a cloud provider with the feature model that this provider offers. When the cerif information is created, we will have to obtain the feature model of the cloud provider and then make the appropriate association between the instance of CloudProvider and the instance of the FeatureModel (see property providerModel in the organisation subpackage of CAMEL meta-model); </text:p>
            </text:list-item>
            <text:list-item>
              <text:p text:style-name="P4">the user wants to view a particular output<text:span text:style-name="T134">,</text:span> <text:span text:style-name="T134">which is not a complete model but maps to parts or objects of this model, </text:span>from the PaaSage platform. In this case, a particular <text:span text:style-name="T134">component </text:span>code will have to issue the <text:span text:style-name="T134">respective </text:span>query <text:span text:style-name="T134">needed </text:span>and <text:span text:style-name="T134">then </text:span>export the result as an XMI <text:span text:style-name="T134">or CAMEL textual </text:span>file<text:span text:style-name="T134">. Finally, the XMI/textual file produced can then exploited by an editor, such as the Eclipse EMF Tree-based editor or the CAMEL textual editor in order to produce the respective model-based visualisation</text:span>. </text:p>
            </text:list-item>
          </text:list>
        </text:list-item>
        <text:list-item>
          <text:p text:style-name="P5">Make a query <text:span text:style-name="T135">or directly fetch</text:span> a particular object to be removed from the CDOServer. This scenario can include the repetition of the above <text:span text:style-name="T135">retrieval and deletion</text:span> actions many times until all desired objects are removed. Please be aware that the respective methods used to realize the scenario should be used with care as they do not anticipate the following situation: when the object is deleted from its containment or non-containment association, the respective object to which it is associated may no longer be valid. For instance, if the object to be deleted is associated with a one-to-one relation with its associating object, then by removing it the associating object becomes invalid. As another example, if there is an one-to-many association which should not be empty, then if the deleted object is the last one in the association, this will make its associating object invalid. <text:span text:style-name="T135">These problematic situations, if not properly addressed, will certainly lead to exceptions when objects have to be deleted. It is thus advocated that the developer should always follow these constraints as well as attempt to perform a set of deletions always in the context of a single transaction as otherwise, if some of the deletions are </text:span><text:soft-page-break/><text:span text:style-name="T135">performed in an isolated manner and leave the respective model in an invalid state, then exceptions will be raised. </text:span></text:p>
        </text:list-item>
        <text:list-item>
          <text:p text:style-name="P5"><text:span text:style-name="T145">Export models that are suitable for visualisation via editors. In this scenario, the developer/user has just to call the respective method of the CDOClient which hides the complexity involved in exporting models as well as fixing their references to point only to file-based models. The CDOClient offers two methods to support this scenario: (a) </text:span><text:span text:style-name="T121">exportModelWithRef</text:span><text:span text:style-name="T145"> and (b) </text:span><text:span text:style-name="T121">exportModelWithRefRec</text:span><text:span text:style-name="T145"> depending on whether the visualisation should focus on only the basic model or also the models that it cross-references. </text:span></text:p>
        </text:list-item>
        <text:list-item>
          <text:p text:style-name="P6"><text:span text:style-name="T145">Business continuity scenario: In this scenario, the content of the CDORepository is backed up via calling the </text:span><text:span text:style-name="T121">exportCDOContent</text:span><text:span text:style-name="T145"> method of the CDOClient either at regular time points or when maintenance/bug fixing tasks have to be performed on the running PaaSage platform instance. After the instance execution is resumed or a new version of it is being deployed, the <text:s/>content that has been backed up can be restored via calling the CDOClient's </text:span><text:span text:style-name="T121">loadCDOContent</text:span><text:span text:style-name="T145"> method. The calling of these two methods can be either performed in a programmatic manner or via scripts which call the main method of the CDOClient with the appropriate input parameters mapping to calling one of these two back-up/restore methods. </text:span></text:p>
        </text:list-item>
        <text:list-item>
          <text:p text:style-name="P6"><text:span text:style-name="T146">Event-based model manipulation action scenario: In this scenario, the code of the developer listens on model manipulation events on the CDORepository in order to act upon the manipulation of objects or models of a particular type (e.g., to create another model or modify the existing one by adding extra information to it). To support this scenario, the developer has to create his own IListener/MyListener class extension in order to check which objects from those updated/added/deleted are of interest such that the respective model manipulation code can be executed. A particular instance of this scenario in the context of the PaaSage platform has already been identified previously. <text:s text:c="7"/></text:span></text:p>
        </text:list-item>
      </text:list>
      <text:p text:style-name="P1"/>
      <text:p text:style-name="P15">Method Detailed Analysis</text:p>
      <text:p text:style-name="P1">The CDOClient code comprises just one main class called "CDOClient" which can be exploited to realize the above exploitation scenarios. This class comprises the following methods: </text:p>
      <text:list xml:id="list7709287941873196203" text:style-name="L4">
        <text:list-item>
          <text:p text:style-name="P42"><text:span text:style-name="T7">Name</text:span><text:span text:style-name="T1">: </text:span><text:span text:style-name="T54">registerPackage</text:span><text:span text:style-name="T1"> </text:span></text:p>
          <text:list>
            <text:list-item>
              <text:p text:style-name="P57"><text:span text:style-name="T2">Description</text:span><text:span text:style-name="T1">: This method is used for registering an EPackage that maps to the domain code to be manipulated. We take the view that the user is responsible for registering any EPackage that does not correspond to those mapping to the CAMEL and WP3 meta-models, as the system will not be aware of a new meta-model and the respective domain code. <text:s text:c="5"/></text:span></text:p>
            </text:list-item>
            <text:list-item>
              <text:p text:style-name="P42"><text:span text:style-name="T2">Input Parameters</text:span><text:span text:style-name="T1">: </text:span></text:p>
              <text:list>
                <text:list-item>
                  <text:p text:style-name="P42"><text:span text:style-name="T9">pack</text:span><text:span text:style-name="T1"> : The </text:span><text:span text:style-name="T3">EPackage</text:span><text:span text:style-name="T1"> object to be registered. </text:span><text:span text:style-name="T34">(</text:span><text:span text:style-name="T8">Obligatory</text:span><text:span text:style-name="T34">)</text:span></text:p>
                </text:list-item>
              </text:list>
            </text:list-item>
            <text:list-item>
              <text:p text:style-name="P42"><text:span text:style-name="T2">Output</text:span><text:span text:style-name="T1">: No output needs to be produced </text:span></text:p>
            </text:list-item>
            <text:list-item>
              <text:p text:style-name="P57"><text:span text:style-name="T2">Usage</text:span><text:span text:style-name="T1">: By supposing that a </text:span><text:span text:style-name="T3">CDOClient</text:span><text:span text:style-name="T1"> instance </text:span><text:span text:style-name="T3">cl</text:span><text:span text:style-name="T1"> has been created and that the user desires to register the </text:span><text:span text:style-name="T35">CP meta-model</text:span><text:span text:style-name="T1"> package</text:span><text:span text:style-name="T35"> of WP3 (Upperware)</text:span><text:span text:style-name="T1">, then the following code will have to be produced: </text:span><text:span text:style-name="T90">cl.registerPackage(</text:span><text:span text:style-name="T92">Cp</text:span><text:span text:style-name="T90">Package.eINSTANCE);</text:span><text:span text:style-name="T1"> </text:span></text:p>
            </text:list-item>
          </text:list>
        </text:list-item>
        <text:list-item>
          <text:p text:style-name="P42"><text:span text:style-name="T7">Name</text:span><text:span text:style-name="T1">: </text:span><text:span text:style-name="T54">openTransaction</text:span><text:span text:style-name="T1"> </text:span></text:p>
          <text:list>
            <text:list-item>
              <text:p text:style-name="P57"><text:span text:style-name="T2">Description</text:span><text:span text:style-name="T1">: This method is used to open a CDO transaction and return it to the user. Then, the user can issue queries or store models through the direct exploitation of this transaction (object) instead of using the corresponding methods exposed by the CDOClient class. It </text:span><text:soft-page-break/><text:span text:style-name="T1">must be noted that once all user tasks are ended, the CDO transaction created needs to be closed by calling the </text:span><text:span text:style-name="T90">closeTransaction</text:span><text:span text:style-name="T1"> method with the transaction object as input parameter. <text:s text:c="5"/></text:span></text:p>
            </text:list-item>
            <text:list-item>
              <text:p text:style-name="P42"><text:span text:style-name="T2">Input Parameters</text:span><text:span text:style-name="T1">: </text:span></text:p>
              <text:list>
                <text:list-item>
                  <text:p text:style-name="P73"><text:span text:style-name="T130">validate</text:span> : <text:span text:style-name="T137">Boolean parameter indicating whether models to be stored/updated should conform to the OCL constraints posed</text:span>. <text:span text:style-name="T137">(</text:span><text:span text:style-name="T123">Optional</text:span><text:span text:style-name="T137">)</text:span></text:p>
                </text:list-item>
              </text:list>
            </text:list-item>
            <text:list-item>
              <text:p text:style-name="P42"><text:span text:style-name="T2">Output</text:span><text:span text:style-name="T1">: An object of class </text:span><text:span text:style-name="T3">CDOTransaction</text:span><text:span text:style-name="T1"> </text:span></text:p>
            </text:list-item>
            <text:list-item>
              <text:p text:style-name="P57"><text:span text:style-name="T2">Usage</text:span><text:span text:style-name="T1">: By supposing that a </text:span><text:span text:style-name="T3">CDOClient</text:span><text:span text:style-name="T1"> instance </text:span><text:span text:style-name="T3">cl</text:span><text:span text:style-name="T1"> has been created, the user can obtain the CDO transaction created as follows: </text:span><text:span text:style-name="T90">CDOTransaction trans = cl.openTransaction();</text:span><text:span text:style-name="T1"> </text:span></text:p>
            </text:list-item>
          </text:list>
        </text:list-item>
        <text:list-item>
          <text:p text:style-name="P42"><text:span text:style-name="T7">Name</text:span><text:span text:style-name="T1">: </text:span><text:span text:style-name="T54">openView</text:span><text:span text:style-name="T1"> </text:span></text:p>
          <text:list>
            <text:list-item>
              <text:p text:style-name="P57"><text:span text:style-name="T2">Description</text:span><text:span text:style-name="T1">: This method is used to open a CDO view and return it to the user. Then, the user can issue queries through the direct exploitation of this view (object) instead of using the corresponding methods exposed by the CDOClient class. It must be noted that once all corresponding user tasks are ended, the CDO view created needs to be closed by calling the </text:span><text:span text:style-name="T90">closeView</text:span><text:span text:style-name="T1"> method with the view object as input parameter. <text:s text:c="5"/></text:span></text:p>
            </text:list-item>
            <text:list-item>
              <text:p text:style-name="P42"><text:span text:style-name="T2">Input Parameters</text:span><text:span text:style-name="T1">: </text:span></text:p>
              <text:list>
                <text:list-item>
                  <text:p text:style-name="P72">None <text:s/></text:p>
                </text:list-item>
              </text:list>
            </text:list-item>
            <text:list-item>
              <text:p text:style-name="P42"><text:span text:style-name="T2">Output</text:span><text:span text:style-name="T1">: An object of class </text:span><text:span text:style-name="T3">CDOView</text:span><text:span text:style-name="T1"> </text:span></text:p>
            </text:list-item>
            <text:list-item>
              <text:p text:style-name="P57"><text:span text:style-name="T2">Usage</text:span><text:span text:style-name="T1">: By supposing that a </text:span><text:span text:style-name="T3">CDOClient</text:span><text:span text:style-name="T1"> instance </text:span><text:span text:style-name="T3">cl</text:span><text:span text:style-name="T1"> has been created, the user can obtain the CDO view created as follows: </text:span><text:span text:style-name="T90">CDOView view = cl.openView();</text:span><text:span text:style-name="T1"> </text:span></text:p>
            </text:list-item>
          </text:list>
        </text:list-item>
        <text:list-item>
          <text:p text:style-name="P42"><text:span text:style-name="T7">Name</text:span><text:span text:style-name="T1">: </text:span><text:span text:style-name="T10">closeT</text:span><text:span text:style-name="T54">ransaction</text:span><text:span text:style-name="T1"> </text:span></text:p>
          <text:list>
            <text:list-item>
              <text:p text:style-name="P57"><text:span text:style-name="T2">Description</text:span><text:span text:style-name="T1">: This method is used to close a previously opened CDO transaction, obviously after all corresponding user tasks have been executed. <text:s text:c="6"/></text:span></text:p>
            </text:list-item>
            <text:list-item>
              <text:p text:style-name="P42"><text:span text:style-name="T2">Input Parameters</text:span><text:span text:style-name="T1">: </text:span></text:p>
              <text:list>
                <text:list-item>
                  <text:p text:style-name="P42"><text:span text:style-name="T9">trans </text:span><text:span text:style-name="T1">: The </text:span><text:span text:style-name="T3">CDOTransaction</text:span><text:span text:style-name="T1"> object to be closed. <text:s/></text:span></text:p>
                </text:list-item>
              </text:list>
            </text:list-item>
            <text:list-item>
              <text:p text:style-name="P42"><text:span text:style-name="T2">Output</text:span><text:span text:style-name="T1">: </text:span><text:span text:style-name="T28">None</text:span><text:span text:style-name="T1"> </text:span></text:p>
            </text:list-item>
            <text:list-item>
              <text:p text:style-name="P57"><text:span text:style-name="T2">Usage</text:span><text:span text:style-name="T1">: By supposing that a </text:span><text:span text:style-name="T3">CDOClient</text:span><text:span text:style-name="T1"> instance </text:span><text:span text:style-name="T3">cl</text:span><text:span text:style-name="T1"> has been created and a </text:span><text:span text:style-name="T3">CDOTransaction</text:span><text:span text:style-name="T1"> </text:span><text:span text:style-name="T3">trans</text:span><text:span text:style-name="T1"> has been opened, the user can close the CDO transaction created as follows: </text:span><text:span text:style-name="T90">CDOTransaction trans = cl.closeTransaction(trans);</text:span></text:p>
            </text:list-item>
          </text:list>
        </text:list-item>
        <text:list-item>
          <text:p text:style-name="P42"><text:span text:style-name="T7">Name</text:span><text:span text:style-name="T1">: </text:span><text:span text:style-name="T10">close</text:span><text:span text:style-name="T55">View</text:span><text:span text:style-name="T1"> </text:span></text:p>
          <text:list>
            <text:list-item>
              <text:p text:style-name="P57"><text:span text:style-name="T2">Description</text:span><text:span text:style-name="T1">: This method is used to close a previously opened CDO view, obviously after all corresponding user tasks have been executed. <text:s text:c="6"/></text:span></text:p>
            </text:list-item>
            <text:list-item>
              <text:p text:style-name="P42"><text:span text:style-name="T2">Input Parameters</text:span><text:span text:style-name="T1">: </text:span></text:p>
              <text:list>
                <text:list-item>
                  <text:p text:style-name="P42"><text:soft-page-break/><text:span text:style-name="T9">view </text:span><text:span text:style-name="T1">: The </text:span><text:span text:style-name="T3">CDOView</text:span><text:span text:style-name="T1"> object to be closed. <text:s/></text:span></text:p>
                </text:list-item>
              </text:list>
            </text:list-item>
            <text:list-item>
              <text:p text:style-name="P42"><text:span text:style-name="T2">Output</text:span><text:span text:style-name="T1">: </text:span><text:span text:style-name="T28">None</text:span><text:span text:style-name="T1"> </text:span></text:p>
            </text:list-item>
            <text:list-item>
              <text:p text:style-name="P5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a </text:span><text:span text:style-name="T71">CDOView</text:span><text:span text:style-name="T70"> </text:span><text:span text:style-name="T71">view</text:span><text:span text:style-name="T70"> has been opened, the user can close the CDO view created as follows</text:span><text:span text:style-name="T90">: CDOView view = cl.closeView(view);</text:span></text:p>
            </text:list-item>
          </text:list>
        </text:list-item>
        <text:list-item>
          <text:p text:style-name="P42"><text:span text:style-name="T7">Name</text:span><text:span text:style-name="T1">: </text:span><text:span text:style-name="T55">storeModel</text:span><text:span text:style-name="T1"> </text:span></text:p>
          <text:list>
            <text:list-item>
              <text:p text:style-name="P57"><text:span text:style-name="T2">Description</text:span><text:span text:style-name="T1">: This method is used to store a model in the CDO Server under a CDOResource with a particular name. Please note that no transaction needs to be created for performing this storage as this is conducted internally by the method. <text:s text:c="6"/></text:span></text:p>
            </text:list-item>
            <text:list-item>
              <text:p text:style-name="P42"><text:span text:style-name="T2">Input Parameters</text:span><text:span text:style-name="T1">: </text:span></text:p>
              <text:list>
                <text:list-item>
                  <text:p text:style-name="P42"><text:span text:style-name="T9">model </text:span><text:span text:style-name="T1">: The model to be stored as an instance of </text:span><text:span text:style-name="T3">EObject</text:span><text:span text:style-name="T1"> class (which is indeed the case as all models created are instances of classes that are subclasses of EObject).</text:span></text:p>
                </text:list-item>
                <text:list-item>
                  <text:p text:style-name="P43"><text:span text:style-name="T10">resourceName</text:span><text:span text:style-name="T1"> : The name of the CDOResource as a String under which the model will be stored. <text:s/></text:span></text:p>
                </text:list-item>
                <text:list-item>
                  <text:p text:style-name="P43"><text:span text:style-name="T11">validate</text:span><text:span text:style-name="T35"> : A boolean parameter indicating whether the model should be validated against the OCL constraints (posed in its meta-model) before it is stored. </text:span><text:span text:style-name="T1"><text:s/></text:span></text:p>
                </text:list-item>
              </text:list>
            </text:list-item>
            <text:list-item>
              <text:p text:style-name="P42"><text:span text:style-name="T2">Output</text:span><text:span text:style-name="T1">: </text:span><text:span text:style-name="T28">None</text:span><text:span text:style-name="T1"> </text:span></text:p>
            </text:list-item>
            <text:list-item>
              <text:p text:style-name="P5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a </text:span><text:span text:style-name="T71">EObject model</text:span><text:span text:style-name="T70"> has been created (programmatically or via calling the loadModel method of CDOClient class), the user can store this model under a CDOResource named as "camel1" as follows</text:span><text:span text:style-name="T90">: cl.storeModel(model,"camel1"</text:span><text:span text:style-name="T92">,true</text:span><text:span text:style-name="T90">);</text:span></text:p>
            </text:list-item>
          </text:list>
        </text:list-item>
        <text:list-item>
          <text:p text:style-name="P42"><text:span text:style-name="T7">Name</text:span><text:span text:style-name="T1">: </text:span><text:span text:style-name="T10">load</text:span><text:span text:style-name="T55">Model</text:span><text:span text:style-name="T1"> </text:span></text:p>
          <text:list>
            <text:list-item>
              <text:p text:style-name="P57"><text:span text:style-name="T2">Description</text:span><text:span text:style-name="T1">: This method is used to load a model from a XMI file </text:span><text:span text:style-name="T36">in the file system</text:span><text:span text:style-name="T1">. </text:span><text:span text:style-name="T36">Upon loading</text:span><text:span text:style-name="T1">, then the model can be read, processed and possibly stored in the CDO Server. <text:s text:c="7"/></text:span></text:p>
            </text:list-item>
            <text:list-item>
              <text:p text:style-name="P42"><text:span text:style-name="T2">Input Parameters</text:span><text:span text:style-name="T1">: </text:span></text:p>
              <text:list>
                <text:list-item>
                  <text:p text:style-name="P42"><text:span text:style-name="T9">pathName </text:span><text:span text:style-name="T1">: The path (as a String) to the XMI file containing the resource/model to load <text:s text:c="2"/></text:span></text:p>
                </text:list-item>
              </text:list>
            </text:list-item>
            <text:list-item>
              <text:p text:style-name="P42"><text:span text:style-name="T2">Output</text:span><text:span text:style-name="T1">: </text:span><text:span text:style-name="T28">The model as instance of EObject class</text:span><text:span text:style-name="T1"> </text:span></text:p>
            </text:list-item>
            <text:list-item>
              <text:p text:style-name="P5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that the file containing the model to be loaded is named as "model.xmi" situated in the current directory "input" sub-directory, then the user can load the desired model as follows</text:span><text:span text:style-name="T90">: EObject model = cl.loadModel("input/model.xmi");</text:span></text:p>
            </text:list-item>
          </text:list>
        </text:list-item>
        <text:list-item>
          <text:p text:style-name="P48"><text:span text:style-name="T7">Name</text:span><text:span text:style-name="T1">: </text:span><text:span text:style-name="T10">load</text:span><text:span text:style-name="T13">Textual</text:span><text:span text:style-name="T55">Model</text:span><text:span text:style-name="T1"> </text:span></text:p>
          <text:list>
            <text:list-item>
              <text:p text:style-name="P61"><text:span text:style-name="T2">Description</text:span><text:span text:style-name="T1">: This method is used to load a model from a </text:span><text:span text:style-name="T41">CAMEL textual</text:span><text:span text:style-name="T1"> file </text:span><text:span text:style-name="T36">in the file system</text:span><text:span text:style-name="T1">. </text:span><text:span text:style-name="T36">Upon loading</text:span><text:span text:style-name="T1">, then the model can be read, processed and possibly stored in the </text:span><text:soft-page-break/><text:span text:style-name="T1">CDO Server. <text:s text:c="7"/></text:span></text:p>
            </text:list-item>
            <text:list-item>
              <text:p text:style-name="P48"><text:span text:style-name="T2">Input Parameters</text:span><text:span text:style-name="T1">: </text:span></text:p>
              <text:list>
                <text:list-item>
                  <text:p text:style-name="P48"><text:span text:style-name="T9">pathName </text:span><text:span text:style-name="T1">: The path (as a String) to the </text:span><text:span text:style-name="T41">CAMEL textual</text:span><text:span text:style-name="T1"> file containing the resource/model to load <text:s text:c="2"/></text:span></text:p>
                </text:list-item>
              </text:list>
            </text:list-item>
            <text:list-item>
              <text:p text:style-name="P48"><text:span text:style-name="T2">Output</text:span><text:span text:style-name="T1">: </text:span><text:span text:style-name="T28">The model as instance of EObject class</text:span><text:span text:style-name="T1"> </text:span></text:p>
            </text:list-item>
            <text:list-item>
              <text:p text:style-name="P61"><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that the file containing the model to be loaded is named as "model.</text:span><text:span text:style-name="T77">camel</text:span><text:span text:style-name="T70">" situated in the current directory "input" sub-directory, then the user can load the desired model as follows</text:span><text:span text:style-name="T90">: EObject model = cl.load</text:span><text:span text:style-name="T95">Textual</text:span><text:span text:style-name="T90">Model("input/model.</text:span><text:span text:style-name="T95">camel</text:span><text:span text:style-name="T90">");</text:span></text:p>
            </text:list-item>
          </text:list>
        </text:list-item>
        <text:list-item>
          <text:p text:style-name="P49"><text:span text:style-name="T7">Name</text:span><text:span text:style-name="T1">: </text:span><text:span text:style-name="T10">load</text:span><text:span text:style-name="T55">Model</text:span><text:span text:style-name="T1"> </text:span><text:span text:style-name="T36">(overloaded)</text:span></text:p>
          <text:list>
            <text:list-item>
              <text:p text:style-name="P62"><text:span text:style-name="T2">Description</text:span><text:span text:style-name="T1">: This method is used to load a model from a XMI file </text:span><text:span text:style-name="T36">given its URL</text:span><text:span text:style-name="T1">. </text:span><text:span text:style-name="T36">Upon loading</text:span><text:span text:style-name="T1">, then the model can be read, processed and possibly stored in the CDO Server. <text:s text:c="7"/></text:span></text:p>
            </text:list-item>
            <text:list-item>
              <text:p text:style-name="P49"><text:span text:style-name="T2">Input Parameters</text:span><text:span text:style-name="T1">: </text:span></text:p>
              <text:list>
                <text:list-item>
                  <text:p text:style-name="P49"><text:span text:style-name="T22">url</text:span><text:span text:style-name="T9"> </text:span><text:span text:style-name="T1">: The </text:span><text:span text:style-name="T36">URL from which the XMI file can be downloaded and loaded into main memory.</text:span><text:span text:style-name="T1"> <text:s text:c="2"/></text:span></text:p>
                </text:list-item>
              </text:list>
            </text:list-item>
            <text:list-item>
              <text:p text:style-name="P49"><text:span text:style-name="T2">Output</text:span><text:span text:style-name="T1">: </text:span><text:span text:style-name="T28">The model as instance of EObject class</text:span><text:span text:style-name="T1"> </text:span></text:p>
            </text:list-item>
            <text:list-item>
              <text:p text:style-name="P62"><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that the file containing the model to be loaded is </text:span><text:span text:style-name="T74">located</text:span><text:span text:style-name="T70"> a</text:span><text:span text:style-name="T74">t</text:span><text:span text:style-name="T70"> "</text:span><text:span text:style-name="T74">www.mymodels.com/model.xmi</text:span><text:span text:style-name="T70">", then the user can load the desired model as follows</text:span><text:span text:style-name="T90">: EObject model = cl.loadModel(</text:span><text:span text:style-name="T93">new </text:span><text:span text:style-name="T93">URL(</text:span><text:span text:style-name="T90">"</text:span><text:span text:style-name="T93">www.mymodels.com/model.xmi</text:span><text:span text:style-name="T90">"</text:span><text:span text:style-name="T93">)</text:span><text:span text:style-name="T90">);</text:span></text:p>
            </text:list-item>
          </text:list>
        </text:list-item>
        <text:list-item>
          <text:p text:style-name="P49"><text:span text:style-name="T7">Name</text:span><text:span text:style-name="T1">: </text:span><text:span text:style-name="T10">load</text:span><text:span text:style-name="T14">Textual</text:span><text:span text:style-name="T55">Model</text:span><text:span text:style-name="T1"> </text:span><text:span text:style-name="T36">(overloaded)</text:span></text:p>
          <text:list>
            <text:list-item>
              <text:p text:style-name="P62"><text:span text:style-name="T2">Description</text:span><text:span text:style-name="T1">: This method is used to load a model from a </text:span><text:span text:style-name="T42">CAMEL textual</text:span><text:span text:style-name="T1"> file </text:span><text:span text:style-name="T36">given its URL</text:span><text:span text:style-name="T1">. </text:span><text:span text:style-name="T36">Upon loading</text:span><text:span text:style-name="T1">, then the model can be read, processed and possibly stored in the CDO Server. <text:s text:c="7"/></text:span></text:p>
            </text:list-item>
            <text:list-item>
              <text:p text:style-name="P49"><text:span text:style-name="T2">Input Parameters</text:span><text:span text:style-name="T1">: </text:span></text:p>
              <text:list>
                <text:list-item>
                  <text:p text:style-name="P49"><text:span text:style-name="T22">url</text:span><text:span text:style-name="T9"> </text:span><text:span text:style-name="T1">: The </text:span><text:span text:style-name="T36">URL from which the </text:span><text:span text:style-name="T42">CAMEL textual</text:span><text:span text:style-name="T36"> file can be downloaded and loaded into main memory.</text:span><text:span text:style-name="T1"> <text:s text:c="2"/></text:span></text:p>
                </text:list-item>
              </text:list>
            </text:list-item>
            <text:list-item>
              <text:p text:style-name="P49"><text:span text:style-name="T2">Output</text:span><text:span text:style-name="T1">: </text:span><text:span text:style-name="T28">The model as instance of EObject class</text:span><text:span text:style-name="T1"> </text:span></text:p>
            </text:list-item>
            <text:list-item>
              <text:p text:style-name="P62"><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that the file containing the model to be loaded is </text:span><text:span text:style-name="T74">located</text:span><text:span text:style-name="T70"> a</text:span><text:span text:style-name="T74">t</text:span><text:span text:style-name="T70"> "</text:span><text:span text:style-name="T74">www.mymodels.com/model.</text:span><text:span text:style-name="T78">camel</text:span><text:span text:style-name="T70">", then the user can load the desired model as follows</text:span><text:span text:style-name="T90">: EObject model = cl.load</text:span><text:span text:style-name="T96">Textual</text:span><text:span text:style-name="T90">Model(</text:span><text:span text:style-name="T93">new </text:span><text:span text:style-name="T93">URL(</text:span><text:span text:style-name="T90">"</text:span><text:span text:style-name="T93">www.mymodels.com/model.</text:span><text:span text:style-name="T96">camel</text:span><text:span text:style-name="T90">"</text:span><text:span text:style-name="T93">)</text:span><text:span text:style-name="T90">);</text:span></text:p>
            </text:list-item>
          </text:list>
        </text:list-item>
        <text:list-item>
          <text:p text:style-name="P49"><text:span text:style-name="T7">Name</text:span><text:span text:style-name="T1">: </text:span><text:span text:style-name="T10">load</text:span><text:span text:style-name="T55">Model</text:span><text:span text:style-name="T1"> </text:span><text:span text:style-name="T36">(overloaded)</text:span></text:p>
          <text:list>
            <text:list-item>
              <text:p text:style-name="P62"><text:span text:style-name="T2">Description</text:span><text:span text:style-name="T1">: This method is used to load a model from a XMI file </text:span><text:span text:style-name="T43">given its respective </text:span><text:span text:style-name="T4">InputStream</text:span><text:span text:style-name="T1">. </text:span><text:span text:style-name="T36">Upon loading</text:span><text:span text:style-name="T1">, then the model can be read, processed and possibly stored in the </text:span><text:soft-page-break/><text:span text:style-name="T1">CDO Server. <text:s text:c="7"/></text:span></text:p>
            </text:list-item>
            <text:list-item>
              <text:p text:style-name="P49"><text:span text:style-name="T2">Input Parameters</text:span><text:span text:style-name="T1">: </text:span></text:p>
              <text:list>
                <text:list-item>
                  <text:p text:style-name="P49"><text:span text:style-name="T25">is</text:span><text:span text:style-name="T9"> </text:span><text:span text:style-name="T1">: The </text:span><text:span text:style-name="T43">InputStream</text:span><text:span text:style-name="T36"> from which the XMI file can be loaded into main memory.</text:span><text:span text:style-name="T1"> <text:s text:c="2"/></text:span></text:p>
                </text:list-item>
              </text:list>
            </text:list-item>
            <text:list-item>
              <text:p text:style-name="P49"><text:span text:style-name="T2">Output</text:span><text:span text:style-name="T1">: </text:span><text:span text:style-name="T28">The model as instance of EObject class</text:span><text:span text:style-name="T1"> </text:span></text:p>
            </text:list-item>
            <text:list-item>
              <text:p text:style-name="P62"><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that the file containing the model to be loaded is </text:span><text:span text:style-name="T79">named as "model.xmi" and is </text:span><text:span text:style-name="T74">located</text:span><text:span text:style-name="T70"> a</text:span><text:span text:style-name="T74">t</text:span><text:span text:style-name="T70"> </text:span><text:span text:style-name="T79">the </text:span><text:span text:style-name="T70">"</text:span><text:span text:style-name="T79">input" sud-directory of the current directory</text:span><text:span text:style-name="T70">, then the user can load the desired model as follows</text:span><text:span text:style-name="T90">: EObject model = cl.loadModel(</text:span><text:span text:style-name="T93">new </text:span><text:span text:style-name="T97">FileInputStream</text:span><text:span text:style-name="T93">(</text:span><text:span text:style-name="T90">"</text:span><text:span text:style-name="T97">input</text:span><text:span text:style-name="T93">/model.xmi</text:span><text:span text:style-name="T90">"</text:span><text:span text:style-name="T93">)</text:span><text:span text:style-name="T90">);</text:span></text:p>
            </text:list-item>
          </text:list>
        </text:list-item>
        <text:list-item>
          <text:p text:style-name="P46"><text:span text:style-name="T7">Name</text:span><text:span text:style-name="T1">: </text:span><text:span text:style-name="T12">import</text:span><text:span text:style-name="T55">Model</text:span><text:span text:style-name="T1"> </text:span></text:p>
          <text:list>
            <text:list-item>
              <text:p text:style-name="P59"><text:span text:style-name="T2">Description</text:span><text:span text:style-name="T1">: This method is used to load a model from a XMI file </text:span><text:span text:style-name="T40">and immediately store it </text:span><text:span text:style-name="T36">in the </text:span><text:span text:style-name="T1">CDO Server. <text:s text:c="7"/></text:span></text:p>
            </text:list-item>
            <text:list-item>
              <text:p text:style-name="P46"><text:span text:style-name="T2">Input Parameters</text:span><text:span text:style-name="T1">: </text:span></text:p>
              <text:list>
                <text:list-item>
                  <text:p text:style-name="P46"><text:span text:style-name="T24">fileP</text:span><text:span text:style-name="T9">ath </text:span><text:span text:style-name="T1">: The path (as a String) to the XMI file containing the resource/model to </text:span><text:span text:style-name="T40">be imported</text:span></text:p>
                </text:list-item>
                <text:list-item>
                  <text:p text:style-name="P46"><text:span text:style-name="T12">resourcePath</text:span><text:span text:style-name="T40"> : The path (as a String) on the CDORepository on which to create the respective resource to hold the model to be imported</text:span></text:p>
                </text:list-item>
                <text:list-item>
                  <text:p text:style-name="P46"><text:span text:style-name="T12">validate</text:span><text:span text:style-name="T40"> : Boolean parameter indicating whether the model should be validated against the OCL constraints before it is stored in the CDORepository</text:span><text:span text:style-name="T1"> <text:s text:c="2"/></text:span></text:p>
                </text:list-item>
              </text:list>
            </text:list-item>
            <text:list-item>
              <text:p text:style-name="P46"><text:span text:style-name="T2">Output</text:span><text:span text:style-name="T1">: </text:span><text:span text:style-name="T29">A boolean value indicating whether the importing has been successful or not.</text:span><text:span text:style-name="T1"> </text:span></text:p>
            </text:list-item>
            <text:list-item>
              <text:p text:style-name="P59"><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that the file containing the model to be loaded is named as "model.xmi" situated in the current directory</text:span><text:span text:style-name="T77">'s</text:span><text:span text:style-name="T70"> "input" sub-directory</text:span><text:span text:style-name="T76"> and that the resource path in the CDORepository on which the model is to be stored is "orgs/forth/kritikos@ics.forth.gr/kritikos@ics.forth.gr" (see also model storage guidelines) [</text:span><text:span text:style-name="T88">D4.1.2</text:span><text:span text:style-name="T76">]</text:span><text:span text:style-name="T70">, then the user can </text:span><text:span text:style-name="T76">import</text:span><text:span text:style-name="T70"> the desired model as follows</text:span><text:span text:style-name="T90">: cl.</text:span><text:span text:style-name="T94">import</text:span><text:span text:style-name="T90">Model("input/model.xmi"</text:span><text:span text:style-name="T94">,"orgs/forth/kritikos@ics.forth.gr/kritikos@ics.forth.gr",true</text:span><text:span text:style-name="T90">);</text:span></text:p>
            </text:list-item>
          </text:list>
        </text:list-item>
        <text:list-item>
          <text:p text:style-name="P47"><text:span text:style-name="T7">Name</text:span><text:span text:style-name="T1">: </text:span><text:span text:style-name="T12">import</text:span><text:span text:style-name="T13">Textual</text:span><text:span text:style-name="T55">Model</text:span><text:span text:style-name="T1"> </text:span></text:p>
          <text:list>
            <text:list-item>
              <text:p text:style-name="P60"><text:span text:style-name="T2">Description</text:span><text:span text:style-name="T1">: This method is used to load a model from a </text:span><text:span text:style-name="T41">CAMEL textual</text:span><text:span text:style-name="T1"> file </text:span><text:span text:style-name="T40">and immediately store it </text:span><text:span text:style-name="T36">in the </text:span><text:span text:style-name="T1">CDO Server. <text:s text:c="7"/></text:span></text:p>
            </text:list-item>
            <text:list-item>
              <text:p text:style-name="P47"><text:span text:style-name="T2">Input Parameters</text:span><text:span text:style-name="T1">: </text:span></text:p>
              <text:list>
                <text:list-item>
                  <text:p text:style-name="P47"><text:span text:style-name="T24">fileP</text:span><text:span text:style-name="T9">ath </text:span><text:span text:style-name="T1">: The path (as a String) to the </text:span><text:span text:style-name="T41">CAMEL textual</text:span><text:span text:style-name="T1"> file containing the resource/model to </text:span><text:span text:style-name="T40">be imported</text:span></text:p>
                </text:list-item>
                <text:list-item>
                  <text:p text:style-name="P47"><text:span text:style-name="T12">resourcePath</text:span><text:span text:style-name="T40"> : The path (as a String) on the CDORepository on which to create the respective resource to hold the model to be imported</text:span></text:p>
                </text:list-item>
                <text:list-item>
                  <text:p text:style-name="P47"><text:soft-page-break/><text:span text:style-name="T12">validate</text:span><text:span text:style-name="T40"> : Boolean parameter indicating whether the model should be validated against the OCL constraints before it is stored in the CDORepository</text:span><text:span text:style-name="T1"> <text:s text:c="2"/></text:span></text:p>
                </text:list-item>
              </text:list>
            </text:list-item>
            <text:list-item>
              <text:p text:style-name="P47"><text:span text:style-name="T2">Output</text:span><text:span text:style-name="T1">: </text:span><text:span text:style-name="T29">A boolean value indicating whether the importing has been successful or not.</text:span><text:span text:style-name="T1"> </text:span></text:p>
            </text:list-item>
            <text:list-item>
              <text:p text:style-name="P60"><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that the file containing the model to be loaded is named as "model.</text:span><text:span text:style-name="T77">camel</text:span><text:span text:style-name="T70">" situated in the current directory</text:span><text:span text:style-name="T77">'s</text:span><text:span text:style-name="T70"> "input" sub-directory</text:span><text:span text:style-name="T76"> and that the resource path in the CDORepository on which the model is to be stored is "orgs/forth/kritikos@ics.forth.gr/kritikos@ics.forth.gr" (see also model storage guidelines) []</text:span><text:span text:style-name="T70">, then the user can </text:span><text:span text:style-name="T76">import</text:span><text:span text:style-name="T70"> the desired model as follows</text:span><text:span text:style-name="T90">: cl.</text:span><text:span text:style-name="T94">import</text:span><text:span text:style-name="T95">Textual</text:span><text:span text:style-name="T90">Model("input/model.</text:span><text:span text:style-name="T95">camel</text:span><text:span text:style-name="T90">"</text:span><text:span text:style-name="T94">,"orgs/forth/kritikos@ics.forth.gr/kritikos@ics.forth.gr",true</text:span><text:span text:style-name="T90">);</text:span></text:p>
            </text:list-item>
          </text:list>
        </text:list-item>
        <text:list-item>
          <text:p text:style-name="P54"><text:span text:style-name="T7">Name</text:span><text:span text:style-name="T1">: </text:span><text:span text:style-name="T18">loadCDOContent</text:span><text:span text:style-name="T1"> </text:span></text:p>
          <text:list>
            <text:list-item>
              <text:p text:style-name="P68"><text:span text:style-name="T2">Description</text:span><text:span text:style-name="T1">: This method is used to load </text:span><text:span text:style-name="T49">a zip file containing a set of models into the CDORepository</text:span><text:span text:style-name="T1">.</text:span><text:span text:style-name="T49"> This file can map to the content of a whole repository which has been previously backed up. </text:span><text:span text:style-name="T50">It can contain file entries which all are either in CAMEL textual or XMI form. <text:s/></text:span><text:span text:style-name="T1"><text:s text:c="8"/></text:span></text:p>
            </text:list-item>
            <text:list-item>
              <text:p text:style-name="P54"><text:span text:style-name="T2">Input Parameters</text:span><text:span text:style-name="T1">: </text:span></text:p>
              <text:list>
                <text:list-item>
                  <text:p text:style-name="P54"><text:span text:style-name="T24">fileP</text:span><text:span text:style-name="T9">ath </text:span><text:span text:style-name="T1">: The path (as a String) to the </text:span><text:span text:style-name="T50">zip</text:span><text:span text:style-name="T1"> file containing the </text:span><text:span text:style-name="T50">content</text:span><text:span text:style-name="T1"> to </text:span><text:span text:style-name="T40">be </text:span><text:span text:style-name="T50">loaded in the CDORepository</text:span></text:p>
                </text:list-item>
                <text:list-item>
                  <text:p text:style-name="P54"><text:span text:style-name="T19">xtext</text:span><text:span text:style-name="T40"> : Boolean parameter indicating whether the model</text:span><text:span text:style-name="T50">s mapping to file entries in the zip file are either of the CAMEL textual (true) or XMI (false) form. </text:span><text:span text:style-name="T1"><text:s text:c="3"/></text:span></text:p>
                </text:list-item>
              </text:list>
            </text:list-item>
            <text:list-item>
              <text:p text:style-name="P54"><text:span text:style-name="T2">Output</text:span><text:span text:style-name="T1">: </text:span><text:span text:style-name="T29">A boolean value indicating whether the </text:span><text:span text:style-name="T32">content loading</text:span><text:span text:style-name="T29"> has been successful or not.</text:span><text:span text:style-name="T1"> </text:span></text:p>
            </text:list-item>
            <text:list-item>
              <text:p text:style-name="P69"><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text:span><text:span text:style-name="T86">,</text:span><text:span text:style-name="T70"> the </text:span><text:span text:style-name="T85">zip </text:span><text:span text:style-name="T70">file is </text:span><text:span text:style-name="T85">situated at the relative "input" sub-directory</text:span><text:span text:style-name="T86">, named as "cdo.zip", </text:span><text:span text:style-name="T85">and contains file entries in CAMEL textual form</text:span><text:span text:style-name="T70">, then the user can </text:span><text:span text:style-name="T85">load the zip file's content</text:span><text:span text:style-name="T70"> as follows</text:span><text:span text:style-name="T90">: </text:span></text:p>
              <text:p text:style-name="P69"><text:span text:style-name="T90">cl.</text:span><text:span text:style-name="T102">loadCDOContent</text:span><text:span text:style-name="T90">("input</text:span><text:span text:style-name="T103">/cdo.zip</text:span><text:span text:style-name="T90">"</text:span><text:span text:style-name="T94">,</text:span><text:span text:style-name="T102"> </text:span><text:span text:style-name="T94">true</text:span><text:span text:style-name="T90">);</text:span></text:p>
            </text:list-item>
          </text:list>
        </text:list-item>
        <text:list-item>
          <text:p text:style-name="P42"><text:span text:style-name="T7">Name</text:span><text:span text:style-name="T1">: </text:span><text:span text:style-name="T55">createCerifModel</text:span><text:span text:style-name="T1"> </text:span></text:p>
          <text:list>
            <text:list-item>
              <text:p text:style-name="P57"><text:span text:style-name="T2">Description</text:span><text:span text:style-name="T1">: This method is used to create (programmatically) a cerif model (instance of OrganisationModel class) which can then be stored in the CDO Server by calling the </text:span><text:span text:style-name="T90">storeModel</text:span><text:span text:style-name="T1"> method. </text:span><text:span text:style-name="T37">This method has been realised for testing and showcasing purposes.</text:span><text:span text:style-name="T1"> <text:s text:c="5"/></text:span></text:p>
            </text:list-item>
            <text:list-item>
              <text:p text:style-name="P42"><text:span text:style-name="T2">Input Parameters</text:span><text:span text:style-name="T1">: </text:span></text:p>
              <text:list>
                <text:list-item>
                  <text:p text:style-name="P72">None <text:s text:c="2"/></text:p>
                </text:list-item>
              </text:list>
            </text:list-item>
            <text:list-item>
              <text:p text:style-name="P42"><text:span text:style-name="T2">Output</text:span><text:span text:style-name="T1">: </text:span><text:span text:style-name="T28">The model as an instance of EObject</text:span><text:span text:style-name="T1"> </text:span></text:p>
            </text:list-item>
            <text:list-item>
              <text:p text:style-name="P5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you can create and obtain the cerif model as follows</text:span><text:span text:style-name="T90">: EObject model = cl.createCerifModel();</text:span></text:p>
            </text:list-item>
          </text:list>
        </text:list-item>
        <text:list-item>
          <text:p text:style-name="P42"><text:span text:style-name="T7">Name</text:span><text:span text:style-name="T1">: </text:span><text:span text:style-name="T10">export</text:span><text:span text:style-name="T55">Model</text:span><text:span text:style-name="T1"> (overloaded with two method instances - the </text:span><text:span text:style-name="T10">first</text:span><text:span text:style-name="T1"> is described here)</text:span></text:p>
          <text:list>
            <text:list-item>
              <text:p text:style-name="P57"><text:soft-page-break/><text:span text:style-name="T2">Description</text:span><text:span text:style-name="T1">: This method is used to export a model that has been stored under a particular CDOResource into a XMI file with a particular path. We should highlight that if the required model is not placed at the root of the CDOResource designated by the user (which actually maps to a CamelModel), then we consider the first model belonging to the CamelModel of the same type as the one requested by the user to be exported (e.g, the first DeploymentModel belonging to the CamelModel referenced by exploiting the containment association </text:span><text:span text:style-name="T3">deploymentModels</text:span><text:span text:style-name="T1">). If a different model of the same type is desired, then it is better to exploit the second instance of the method </text:span><text:span text:style-name="T37">(analysed below) </text:span><text:span text:style-name="T1">after the desired model has been obtained through a query. We must also note that the user is responsible for providing correct input parameters as well as ensuring that the requested model has been stored under the designated CDOResource. <text:s text:c="6"/></text:span></text:p>
            </text:list-item>
            <text:list-item>
              <text:p text:style-name="P42"><text:span text:style-name="T2">Input Parameters</text:span><text:span text:style-name="T1">: </text:span></text:p>
              <text:list>
                <text:list-item>
                  <text:p text:style-name="P42"><text:span text:style-name="T9">resourceName </text:span><text:span text:style-name="T1">: The name (as a String) of the CDOResource under which the model has been stored. </text:span></text:p>
                </text:list-item>
                <text:list-item>
                  <text:p text:style-name="P42"><text:span text:style-name="T10">c </text:span><text:span text:style-name="T1">: The class (java </text:span><text:span text:style-name="T3">Class</text:span><text:span text:style-name="T1"> object) which is instantiated by the required model to be stored (e.g., DeploymentModel.class).</text:span></text:p>
                </text:list-item>
                <text:list-item>
                  <text:p text:style-name="P42"><text:span text:style-name="T10">filePath</text:span><text:span text:style-name="T1"> : The path to the file (as a String) on which the required model will be stored. <text:s text:c="3"/></text:span></text:p>
                </text:list-item>
              </text:list>
            </text:list-item>
            <text:list-item>
              <text:p text:style-name="P42"><text:span text:style-name="T2">Output</text:span><text:span text:style-name="T1">: </text:span><text:span text:style-name="T28">None</text:span><text:span text:style-name="T1"> </text:span></text:p>
            </text:list-item>
            <text:list-item>
              <text:p text:style-name="P63"><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the file to be used for storing the model has the relative path "output/model.xmi", the name of the CDOResource is "camel1" and a model of type DeploymentModel needs to be stored, then the exporting will be performed as follows</text:span><text:span text:style-name="T90">:</text:span></text:p>
              <text:p text:style-name="P63"><text:span text:style-name="T90"><text:s/>cl.exportModel("camel1",DeploymentModel.class,"output/model.xmi");</text:span></text:p>
            </text:list-item>
          </text:list>
        </text:list-item>
        <text:list-item>
          <text:p text:style-name="P42"><text:span text:style-name="T7">Name</text:span><text:span text:style-name="T1">: </text:span><text:span text:style-name="T10">export</text:span><text:span text:style-name="T55">Model</text:span><text:span text:style-name="T1"> (overloaded with two method instances - the </text:span><text:span text:style-name="T10">second</text:span><text:span text:style-name="T1"> is described here)</text:span></text:p>
          <text:list>
            <text:list-item>
              <text:p text:style-name="P57"><text:span text:style-name="T2">Description</text:span><text:span text:style-name="T1">: This method is used to export a model, which is provided directly as input parameter, into a XMI file with a particular name. The model could be created programmatically or retrieved by issuing a query. We must highlight here that the method should be called after a CDOTransaction</text:span><text:span text:style-name="T37">/CDOView</text:span><text:span text:style-name="T1"> has been created, as otherwise an Exception will be thrown (this is a restriction from CDO which requires that a transaction must have been opened in order to be able to </text:span><text:span text:style-name="T37">manipulate a</text:span><text:span text:style-name="T1"> model </text:span><text:span text:style-name="T37">from the CDORepository</text:span><text:span text:style-name="T1">). <text:s text:c="8"/></text:span></text:p>
            </text:list-item>
            <text:list-item>
              <text:p text:style-name="P42"><text:span text:style-name="T2">Input Parameters</text:span><text:span text:style-name="T1">: </text:span></text:p>
              <text:list>
                <text:list-item>
                  <text:p text:style-name="P42"><text:span text:style-name="T9">model </text:span><text:span text:style-name="T1">: The model to be stored as instance of </text:span><text:span text:style-name="T3">EObject</text:span><text:span text:style-name="T1"> class. </text:span></text:p>
                </text:list-item>
                <text:list-item>
                  <text:p text:style-name="P42"><text:span text:style-name="T10">filePath</text:span><text:span text:style-name="T1"> : The path to the file (as a String) on which the required model will be stored. <text:s text:c="3"/></text:span></text:p>
                </text:list-item>
              </text:list>
            </text:list-item>
            <text:list-item>
              <text:p text:style-name="P42"><text:span text:style-name="T2">Output</text:span><text:span text:style-name="T1">: </text:span><text:span text:style-name="T28">None</text:span><text:span text:style-name="T1"> </text:span></text:p>
            </text:list-item>
            <text:list-item>
              <text:p text:style-name="P5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text:span><text:span text:style-name="T80">, the model to be exported is named as </text:span><text:span text:style-name="T72">model</text:span><text:span text:style-name="T80"> and maps to a DeploymentModel in CAMEL, and </text:span><text:span text:style-name="T70">the file to be used for storing the model has the relative path "output/model.xmi", then the exporting will </text:span><text:soft-page-break/><text:span text:style-name="T70">be performed as follows</text:span><text:span text:style-name="T90">: cl.exportModel(model, "output/model.xmi");</text:span></text:p>
            </text:list-item>
          </text:list>
        </text:list-item>
        <text:list-item>
          <text:p text:style-name="P50"><text:span text:style-name="T7">Name</text:span><text:span text:style-name="T1">: </text:span><text:span text:style-name="T10">export</text:span><text:span text:style-name="T15">Textual</text:span><text:span text:style-name="T55">Model</text:span></text:p>
          <text:list>
            <text:list-item>
              <text:p text:style-name="P63"><text:span text:style-name="T2">Description</text:span><text:span text:style-name="T1">: This method is used to export a model, which is provided directly as input parameter, into a </text:span><text:span text:style-name="T44">CAMEL textual</text:span><text:span text:style-name="T1"> file with a particular name. The model could be created programmatically or retrieved by issuing a query. We must highlight here that the method should be called after a CDOTransaction</text:span><text:span text:style-name="T37">/CDOView</text:span><text:span text:style-name="T1"> has been created, as otherwise an Exception will be thrown (this is a restriction from CDO which requires that a transaction must have been opened in order to be able to </text:span><text:span text:style-name="T37">manipulate a</text:span><text:span text:style-name="T1"> model </text:span><text:span text:style-name="T37">from the CDORepository</text:span><text:span text:style-name="T1">). <text:s text:c="8"/></text:span></text:p>
            </text:list-item>
            <text:list-item>
              <text:p text:style-name="P50"><text:span text:style-name="T2">Input Parameters</text:span><text:span text:style-name="T1">: </text:span></text:p>
              <text:list>
                <text:list-item>
                  <text:p text:style-name="P50"><text:span text:style-name="T9">model </text:span><text:span text:style-name="T1">: The model to be stored as instance of </text:span><text:span text:style-name="T3">EObject</text:span><text:span text:style-name="T1"> class. </text:span></text:p>
                </text:list-item>
                <text:list-item>
                  <text:p text:style-name="P50"><text:span text:style-name="T10">filePath</text:span><text:span text:style-name="T1"> : The path to the file (as a String) on which the required model will be stored. <text:s text:c="3"/></text:span></text:p>
                </text:list-item>
              </text:list>
            </text:list-item>
            <text:list-item>
              <text:p text:style-name="P50"><text:span text:style-name="T2">Output</text:span><text:span text:style-name="T1">: </text:span><text:span text:style-name="T28">None</text:span><text:span text:style-name="T1"> </text:span></text:p>
            </text:list-item>
            <text:list-item>
              <text:p text:style-name="P64"><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text:span><text:span text:style-name="T80">, the model to be exported is named as </text:span><text:span text:style-name="T72">model</text:span><text:span text:style-name="T80"> and maps to a DeploymentModel in CAMEL, and </text:span><text:span text:style-name="T70">the file to be used for storing the model has the relative path "output/model.</text:span><text:span text:style-name="T81">camel</text:span><text:span text:style-name="T70">", then the exporting will be performed as follows</text:span><text:span text:style-name="T90">: cl.export</text:span><text:span text:style-name="T98">Textual</text:span><text:span text:style-name="T90">Model(model, "output/model.</text:span><text:span text:style-name="T98">camel</text:span><text:span text:style-name="T90">");</text:span></text:p>
            </text:list-item>
          </text:list>
        </text:list-item>
        <text:list-item>
          <text:p text:style-name="P51"><text:span text:style-name="T7">Name</text:span><text:span text:style-name="T1">: </text:span><text:span text:style-name="T10">export</text:span><text:span text:style-name="T55">Model</text:span><text:span text:style-name="T57">WithRef</text:span></text:p>
          <text:list>
            <text:list-item>
              <text:p text:style-name="P65"><text:span text:style-name="T2">Description</text:span><text:span text:style-name="T1">: This method is used to export a model</text:span><text:span text:style-name="T45"> into the file system along with the models that it cross-references. In this way, the exported model points only to file system based models and this facilitates its proper visualisation via a model-based editor. The cross-referenced models can point, however, to other models which are CDO-based, i.e., they are stored in the CDORepository. T</text:span><text:span text:style-name="T1">he model could be created programmatically or retrieved by issuing a query. We must highlight here that the method should be called after a CDOTransaction</text:span><text:span text:style-name="T37">/CDOView</text:span><text:span text:style-name="T1"> has been created, as otherwise an Exception will be thrown (this is a restriction from CDO which requires that a transaction must have been opened in order to be able to </text:span><text:span text:style-name="T37">manipulate a</text:span><text:span text:style-name="T1"> model </text:span><text:span text:style-name="T37">from the CDORepository</text:span><text:span text:style-name="T1">). <text:s text:c="8"/></text:span></text:p>
            </text:list-item>
            <text:list-item>
              <text:p text:style-name="P51"><text:span text:style-name="T2">Input Parameters</text:span><text:span text:style-name="T1">: </text:span></text:p>
              <text:list>
                <text:list-item>
                  <text:p text:style-name="P51"><text:span text:style-name="T26">resourcePath</text:span><text:span text:style-name="T9"> </text:span><text:span text:style-name="T1">: The </text:span><text:span text:style-name="T45">path as a String to the CDORepository pointing to the resource in which the </text:span><text:span text:style-name="T1">model </text:span><text:span text:style-name="T45">has</text:span><text:span text:style-name="T1"> be</text:span><text:span text:style-name="T45">en</text:span><text:span text:style-name="T1"> stored. </text:span></text:p>
                </text:list-item>
                <text:list-item>
                  <text:p text:style-name="P51"><text:span text:style-name="T16">dir</text:span><text:span text:style-name="T10">Path</text:span><text:span text:style-name="T1"> : The path </text:span><text:span text:style-name="T45">as a String </text:span><text:span text:style-name="T1">to the </text:span><text:span text:style-name="T45">file system directory which will contain the exported models</text:span></text:p>
                </text:list-item>
                <text:list-item>
                  <text:p text:style-name="P51"><text:span text:style-name="T16">fileName</text:span><text:span text:style-name="T45">: The name of the file which will contain the primary model exported</text:span><text:span text:style-name="T1"> <text:s text:c="4"/></text:span></text:p>
                </text:list-item>
              </text:list>
            </text:list-item>
            <text:list-item>
              <text:p text:style-name="P51"><text:span text:style-name="T2">Output</text:span><text:span text:style-name="T1">: </text:span><text:span text:style-name="T30">A boolean value indicating whether the exporting has been successful</text:span><text:span text:style-name="T1"> </text:span></text:p>
            </text:list-item>
            <text:list-item>
              <text:p text:style-name="P65"><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text:span><text:span text:style-name="T80">, the model to be exported is </text:span><text:span text:style-name="T82">contained in a </text:span><text:span text:style-name="T73">CDOResource</text:span><text:span text:style-name="T82"> at the following path "orgs/forth/kritikos@ics.forth.gr/kritikos@ics.forth.gr", the name of the file to store this model is named as "kritikos.xmi" and the path to the directory which will contain this file as </text:span><text:soft-page-break/><text:span text:style-name="T82">well as the exported cross-referenced models as files is "output"</text:span><text:span text:style-name="T70">, then the exporting will be performed as follows</text:span><text:span text:style-name="T90">:</text:span></text:p>
              <text:p text:style-name="P65"><text:span text:style-name="T90">cl.exportModel</text:span><text:span text:style-name="T99">WithRef</text:span><text:span text:style-name="T90">(</text:span><text:span text:style-name="T99">"org/forths/kritikos@ics.forth.gr/kritikos@ics.forth.gr"</text:span><text:span text:style-name="T90">, "output"</text:span><text:span text:style-name="T99">, "kritikos.xmi"</text:span><text:span text:style-name="T90">);</text:span></text:p>
            </text:list-item>
          </text:list>
        </text:list-item>
        <text:list-item>
          <text:p text:style-name="P52"><text:span text:style-name="T7">Name</text:span><text:span text:style-name="T1">: </text:span><text:span text:style-name="T10">export</text:span><text:span text:style-name="T55">Model</text:span><text:span text:style-name="T57">WithRef</text:span><text:span text:style-name="T58">Rec</text:span></text:p>
          <text:list>
            <text:list-item>
              <text:p text:style-name="P66"><text:span text:style-name="T2">Description</text:span><text:span text:style-name="T1">: This method is used to export a model</text:span><text:span text:style-name="T45"> into the file system along with the models that it cross-references</text:span><text:span text:style-name="T46"> in a recursive manner such that all exported models point only to file system-based models</text:span><text:span text:style-name="T45">. </text:span><text:span text:style-name="T46">As such</text:span><text:span text:style-name="T45">, </text:span><text:span text:style-name="T46">all </text:span><text:span text:style-name="T45">the exported model</text:span><text:span text:style-name="T46">s</text:span><text:span text:style-name="T45"> </text:span><text:span text:style-name="T46">are amenable to</text:span><text:span text:style-name="T45"> proper visualisation via a model-based editor. T</text:span><text:span text:style-name="T1">he model could be created programmatically or retrieved by issuing a query. We must highlight here that the method should be called after a CDOTransaction</text:span><text:span text:style-name="T37">/CDOView</text:span><text:span text:style-name="T1"> has been created, as otherwise an Exception will be thrown (this is a restriction from CDO which requires that a transaction must have been opened in order to be able to </text:span><text:span text:style-name="T37">manipulate a</text:span><text:span text:style-name="T1"> model </text:span><text:span text:style-name="T37">from the CDORepository</text:span><text:span text:style-name="T1">). <text:s text:c="8"/></text:span></text:p>
            </text:list-item>
            <text:list-item>
              <text:p text:style-name="P52"><text:span text:style-name="T2">Input Parameters</text:span><text:span text:style-name="T1">: </text:span></text:p>
              <text:list>
                <text:list-item>
                  <text:p text:style-name="P52"><text:span text:style-name="T26">resourcePath</text:span><text:span text:style-name="T9"> </text:span><text:span text:style-name="T1">: The </text:span><text:span text:style-name="T45">path as a String to the CDORepository pointing to the resource in which the </text:span><text:span text:style-name="T1">model </text:span><text:span text:style-name="T45">has</text:span><text:span text:style-name="T1"> be</text:span><text:span text:style-name="T45">en</text:span><text:span text:style-name="T1"> stored. </text:span></text:p>
                </text:list-item>
                <text:list-item>
                  <text:p text:style-name="P52"><text:span text:style-name="T16">dir</text:span><text:span text:style-name="T10">Path</text:span><text:span text:style-name="T1"> : The path </text:span><text:span text:style-name="T45">as a String </text:span><text:span text:style-name="T1">to the </text:span><text:span text:style-name="T45">file system directory which will contain the exported models</text:span></text:p>
                </text:list-item>
                <text:list-item>
                  <text:p text:style-name="P52"><text:span text:style-name="T17">xtext</text:span><text:span text:style-name="T45">: </text:span><text:span text:style-name="T46">A boolean parameter indicating whether the models will be exported in a CAMEL textual or XMI form. </text:span><text:span text:style-name="T1"><text:s text:c="5"/></text:span></text:p>
                </text:list-item>
              </text:list>
            </text:list-item>
            <text:list-item>
              <text:p text:style-name="P52"><text:span text:style-name="T2">Output</text:span><text:span text:style-name="T1">: </text:span><text:span text:style-name="T30">A boolean value indicating whether the exporting has been successful</text:span><text:span text:style-name="T1"> </text:span></text:p>
            </text:list-item>
            <text:list-item>
              <text:p text:style-name="P66"><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text:span><text:span text:style-name="T80">, the model to be exported is </text:span><text:span text:style-name="T82">contained in a </text:span><text:span text:style-name="T73">CDOResource</text:span><text:span text:style-name="T82"> at the following path "orgs/forth/kritikos@ics.forth.gr/kritikos@ics.forth.gr", <text:s/>and the path to the directory which will contain th</text:span><text:span text:style-name="T83">e</text:span><text:span text:style-name="T82"> </text:span><text:span text:style-name="T83">exported </text:span><text:span text:style-name="T82">files is "output"</text:span><text:span text:style-name="T70">, then the </text:span><text:span text:style-name="T83">recursive </text:span><text:span text:style-name="T70">exporting </text:span><text:span text:style-name="T83">in CAMEL textual form </text:span><text:span text:style-name="T70">will be performed as follows</text:span><text:span text:style-name="T90">:</text:span></text:p>
              <text:p text:style-name="P66"><text:span text:style-name="T90">cl.exportModel</text:span><text:span text:style-name="T99">WithRef</text:span><text:span text:style-name="T100">Rec</text:span><text:span text:style-name="T90">(</text:span><text:span text:style-name="T99">"org/forths/kritikos@ics.forth.gr/kritikos@ics.forth.gr"</text:span><text:span text:style-name="T90">, "output"</text:span><text:span text:style-name="T99">, </text:span><text:span text:style-name="T100">true</text:span><text:span text:style-name="T90">);</text:span></text:p>
            </text:list-item>
          </text:list>
        </text:list-item>
        <text:list-item>
          <text:p text:style-name="P53"><text:span text:style-name="T7">Name</text:span><text:span text:style-name="T1">: </text:span><text:span text:style-name="T10">export</text:span><text:span text:style-name="T59">CDOContent</text:span></text:p>
          <text:list>
            <text:list-item>
              <text:p text:style-name="P67"><text:span text:style-name="T2">Description</text:span><text:span text:style-name="T1">: This method is used to export </text:span><text:span text:style-name="T47">the whole content of a CDORepository in either CAMEL textual or XMI form in a zip file</text:span><text:span text:style-name="T48"> (thus, each model is mapped to a CAMEL textual or XMI file entry which is included in this zip file) named as "cdo.zip"</text:span><text:span text:style-name="T47">. This method is appropriate for back up reasons and it is complemented by the </text:span><text:span text:style-name="T49">load</text:span><text:span text:style-name="T47">CDOContent method that w</text:span><text:span text:style-name="T49">as</text:span><text:span text:style-name="T47"> detailed </text:span><text:span text:style-name="T49">above</text:span><text:span text:style-name="T47">. </text:span><text:span text:style-name="T1"><text:s text:c="9"/></text:span></text:p>
            </text:list-item>
            <text:list-item>
              <text:p text:style-name="P53"><text:span text:style-name="T2">Input Parameters</text:span><text:span text:style-name="T1">: <text:s/></text:span></text:p>
              <text:list>
                <text:list-item>
                  <text:p text:style-name="P53"><text:span text:style-name="T16">dir</text:span><text:span text:style-name="T10">Path</text:span><text:span text:style-name="T1"> : The path </text:span><text:span text:style-name="T45">as a String </text:span><text:span text:style-name="T1">to the </text:span><text:span text:style-name="T45">file system directory which will contain the </text:span><text:span text:style-name="T48">zip file to be created</text:span></text:p>
                </text:list-item>
                <text:list-item>
                  <text:p text:style-name="P53"><text:soft-page-break/><text:span text:style-name="T17">xtext</text:span><text:span text:style-name="T45">: </text:span><text:span text:style-name="T46">A boolean parameter indicating whether the models will be exported in a CAMEL textual or XMI form. </text:span><text:span text:style-name="T1"><text:s text:c="5"/></text:span></text:p>
                </text:list-item>
              </text:list>
            </text:list-item>
            <text:list-item>
              <text:p text:style-name="P53"><text:span text:style-name="T2">Output</text:span><text:span text:style-name="T1">: </text:span><text:span text:style-name="T30">A boolean value indicating whether th</text:span><text:span text:style-name="T31">e massive</text:span><text:span text:style-name="T30"> </text:span><text:span text:style-name="T31">CDO content </text:span><text:span text:style-name="T30">exporting has been successful</text:span><text:span text:style-name="T1"> </text:span></text:p>
            </text:list-item>
            <text:list-item>
              <text:p text:style-name="P6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text:span><text:span text:style-name="T84"> </text:span><text:span text:style-name="T82">and the path to the directory which will contain th</text:span><text:span text:style-name="T83">e</text:span><text:span text:style-name="T82"> </text:span><text:span text:style-name="T83">exported </text:span><text:span text:style-name="T82">files is "output"</text:span><text:span text:style-name="T70">, then the </text:span><text:span text:style-name="T84">CDORepository content</text:span><text:span text:style-name="T83"> </text:span><text:span text:style-name="T70">exporting </text:span><text:span text:style-name="T83">in CAMEL textual form </text:span><text:span text:style-name="T70">will be performed as follows</text:span><text:span text:style-name="T90">:</text:span></text:p>
              <text:p text:style-name="P67"><text:span text:style-name="T90">cl.export</text:span><text:span text:style-name="T101">CDOContent</text:span><text:span text:style-name="T90">("output"</text:span><text:span text:style-name="T99">, </text:span><text:span text:style-name="T100">true</text:span><text:span text:style-name="T90">);</text:span></text:p>
            </text:list-item>
          </text:list>
        </text:list-item>
        <text:list-item>
          <text:p text:style-name="P42"><text:span text:style-name="T7">Name</text:span><text:span text:style-name="T1">: </text:span><text:span text:style-name="T55">runQuery</text:span></text:p>
          <text:list>
            <text:list-item>
              <text:p text:style-name="P57"><text:span text:style-name="T2">Description</text:span><text:span text:style-name="T1">: This method is used to run a query over a CDO Server / Repository and obtain back a list of instances of EObject class. Three types of query dialect</text:span><text:span text:style-name="T37">s</text:span><text:span text:style-name="T1"> are </text:span><text:span text:style-name="T37">currently </text:span><text:span text:style-name="T1">supported: OCL, SQL and HQL. </text:span><text:span text:style-name="T37">The use of a dialect depends on the underlying repository type of the CDOServer. OCL is always supported but HQL is only supported by a HibernateStore. </text:span><text:span text:style-name="T1">Through this method, the user has also the option to export the first object from the list to be returned into a XMI file. <text:s text:c="10"/></text:span></text:p>
            </text:list-item>
            <text:list-item>
              <text:p text:style-name="P42"><text:span text:style-name="T2">Input Parameters</text:span><text:span text:style-name="T1">: </text:span></text:p>
              <text:list>
                <text:list-item>
                  <text:p text:style-name="P42"><text:span text:style-name="T9">dialect </text:span><text:span text:style-name="T1">: The dialect of the query as a String with three possible values: "OCL", "SQL" and "HQL". </text:span></text:p>
                </text:list-item>
                <text:list-item>
                  <text:p text:style-name="P42"><text:span text:style-name="T10">queryStr</text:span><text:span text:style-name="T1"> : The actual query as a String which obviously should conform to the dialect given. <text:s/></text:span></text:p>
                </text:list-item>
                <text:list-item>
                  <text:p text:style-name="P42"><text:span text:style-name="T10">fileName</text:span><text:span text:style-name="T1"> : The name of the file (as a String) on which the first instance of </text:span><text:span text:style-name="T3">EObject</text:span><text:span text:style-name="T1"> class (i.e., first query result) will be stored. <text:s/>The file will be situated under the directory designated by the PAASAGE_CONFIG_DIR system variable. <text:s/></text:span></text:p>
                </text:list-item>
              </text:list>
            </text:list-item>
            <text:list-item>
              <text:p text:style-name="P42"><text:span text:style-name="T2">Output</text:span><text:span text:style-name="T1">: </text:span><text:span text:style-name="T28">None</text:span><text:span text:style-name="T1"> </text:span></text:p>
            </text:list-item>
            <text:list-item>
              <text:p text:style-name="P5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the query dialect is HQL, the desired query is "</text:span><text:span text:style-name="T109">select dm from DeploymentModel dm</text:span><text:span text:style-name="T70">" and the file to be used for storing the first query result is named as "queryResult.xmi", then the query issu</text:span><text:span text:style-name="T75">ing</text:span><text:span text:style-name="T70"> will be performed as follows</text:span><text:span text:style-name="T90">: List&lt;EObject&gt; results = cl.runQuery("HQL","</text:span><text:span text:style-name="T110">select dm from DeploymentModel dm</text:span><text:span text:style-name="T90">", "queryResult.xmi");</text:span></text:p>
            </text:list-item>
          </text:list>
        </text:list-item>
        <text:list-item>
          <text:p text:style-name="P55"><text:span text:style-name="T7">Name</text:span><text:span text:style-name="T1">: </text:span><text:span text:style-name="T20">xmiToCAMEL</text:span><text:span text:style-name="T55"> </text:span><text:span text:style-name="T60">(static)</text:span></text:p>
          <text:list>
            <text:list-item>
              <text:p text:style-name="P70"><text:span text:style-name="T2">Description</text:span><text:span text:style-name="T1">: This method is used to </text:span><text:span text:style-name="T51">transform a file-based XMI model to a file-based textual CAMEL model</text:span><text:span text:style-name="T1">.</text:span><text:span text:style-name="T51"> </text:span><text:span text:style-name="T52">This can be useful in the case that a user has exported in the past a XMI file and desires to transform it into CAMEL textual form in order to be able to visualise and edit it via the CAMEL's textual editor. </text:span><text:span text:style-name="T1"><text:s text:c="12"/></text:span></text:p>
            </text:list-item>
            <text:list-item>
              <text:p text:style-name="P55"><text:span text:style-name="T2">Input Parameters</text:span><text:span text:style-name="T1">: </text:span></text:p>
              <text:list>
                <text:list-item>
                  <text:p text:style-name="P56"><text:span text:style-name="T27">xmiPath</text:span><text:span text:style-name="T9"> </text:span><text:span text:style-name="T1">: The </text:span><text:span text:style-name="T53">path in the file system where the XMI model is located</text:span></text:p>
                </text:list-item>
                <text:list-item>
                  <text:p text:style-name="P56"><text:soft-page-break/><text:span text:style-name="T21">camelPath</text:span><text:span text:style-name="T53"> : The path in the file system where the CAMEL textual model is to be created</text:span><text:span text:style-name="T1"> <text:s text:c="2"/></text:span></text:p>
                </text:list-item>
              </text:list>
            </text:list-item>
            <text:list-item>
              <text:p text:style-name="P55"><text:span text:style-name="T2">Output</text:span><text:span text:style-name="T1">: </text:span><text:span text:style-name="T33">A boolean value indicating whether the transformation was successful or not</text:span><text:span text:style-name="T1"> </text:span></text:p>
            </text:list-item>
            <text:list-item>
              <text:p text:style-name="P71"><text:span text:style-name="T91">Usage</text:span><text:span text:style-name="T90">: </text:span><text:span text:style-name="T70">By supposing that </text:span><text:span text:style-name="T87">the XMI file is located at "input/model.xmi" and that the CAMEL textual model has to be generated at "output/model.camel"</text:span><text:span text:style-name="T70">, then the </text:span><text:span text:style-name="T87">xmi-to-CAMEL</text:span><text:span text:style-name="T70"> </text:span><text:span text:style-name="T87">transformation </text:span><text:span text:style-name="T70">can be performed as follows</text:span><text:span text:style-name="T90">:</text:span></text:p>
              <text:p text:style-name="P71"><text:span text:style-name="T90"><text:s/></text:span><text:span text:style-name="T104">CDOClient</text:span><text:span text:style-name="T90">.</text:span><text:span text:style-name="T104">xmiToCA</text:span><text:span text:style-name="T105">M</text:span><text:span text:style-name="T104">E</text:span><text:span text:style-name="T105">L</text:span><text:span text:style-name="T90">(</text:span><text:span text:style-name="T104">"input/model.xmi","output/model.camel"</text:span><text:span text:style-name="T90">);</text:span></text:p>
            </text:list-item>
          </text:list>
        </text:list-item>
        <text:list-item>
          <text:p text:style-name="P42"><text:span text:style-name="T7">Name</text:span><text:span text:style-name="T1">: </text:span><text:span text:style-name="T55">deleteObject (</text:span><text:span text:style-name="T61">overloaded with two method instances - the </text:span><text:span text:style-name="T55">first</text:span><text:span text:style-name="T61"> is described here</text:span><text:span text:style-name="T55">)</text:span></text:p>
          <text:list>
            <text:list-item>
              <text:p text:style-name="P57"><text:span text:style-name="T2">Description</text:span><text:span text:style-name="T1">: This method is used to delete an object from the CDO Server / Repository based on its CDOID provided as input. <text:s text:c="11"/></text:span></text:p>
            </text:list-item>
            <text:list-item>
              <text:p text:style-name="P42"><text:span text:style-name="T2">Input Parameters</text:span><text:span text:style-name="T1">: </text:span></text:p>
              <text:list>
                <text:list-item>
                  <text:p text:style-name="P42"><text:span text:style-name="T9">cdoID </text:span><text:span text:style-name="T1">: The CDOID of the object to be deleted. <text:s text:c="2"/></text:span></text:p>
                </text:list-item>
              </text:list>
            </text:list-item>
            <text:list-item>
              <text:p text:style-name="P42"><text:span text:style-name="T2">Output</text:span><text:span text:style-name="T1">: </text:span><text:span text:style-name="T28">None</text:span><text:span text:style-name="T1"> </text:span></text:p>
            </text:list-item>
            <text:list-item>
              <text:p text:style-name="P5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that a query has been issued to obtain the object </text:span><text:span text:style-name="T71">obj</text:span><text:span text:style-name="T70"> to be deleted, then the object deletion can be performed as follows</text:span><text:span text:style-name="T90">: cl.deleteObject(obj.cdoID());</text:span></text:p>
            </text:list-item>
          </text:list>
        </text:list-item>
        <text:list-item>
          <text:p text:style-name="P42"><text:span text:style-name="T7">Name</text:span><text:span text:style-name="T1">: </text:span><text:span text:style-name="T55">deleteObject (</text:span><text:span text:style-name="T61">overloaded with two method instances - the </text:span><text:span text:style-name="T55">second</text:span><text:span text:style-name="T61"> is described here</text:span><text:span text:style-name="T55">)</text:span></text:p>
          <text:list>
            <text:list-item>
              <text:p text:style-name="P57"><text:span text:style-name="T2">Description</text:span><text:span text:style-name="T1">: This method is used to delete an object from the CDO Server / Repository by also exploiting the transaction that is given as input. <text:s text:c="11"/></text:span></text:p>
            </text:list-item>
            <text:list-item>
              <text:p text:style-name="P42"><text:span text:style-name="T2">Input Parameters</text:span><text:span text:style-name="T1">: </text:span></text:p>
              <text:list>
                <text:list-item>
                  <text:p text:style-name="P42"><text:span text:style-name="T9">object </text:span><text:span text:style-name="T1">: The CDOObject to be deleted.</text:span></text:p>
                </text:list-item>
                <text:list-item>
                  <text:p text:style-name="P42"><text:span text:style-name="T10">trans</text:span><text:span text:style-name="T1"> : The CDOTransaction under which the deletion will occur.</text:span></text:p>
                </text:list-item>
                <text:list-item>
                  <text:p text:style-name="P42"><text:span text:style-name="T10">commitAndClose</text:span><text:span text:style-name="T1"> : A boolean parameter indicating whether the transaction given as input will be committed and closed or not. In the latter case, the user is responsible for either committing and closing the transaction him/herself or providing the last call of this method with the value of true for this parameter. <text:s text:c="6"/></text:span></text:p>
                </text:list-item>
              </text:list>
            </text:list-item>
            <text:list-item>
              <text:p text:style-name="P42"><text:span text:style-name="T2">Output</text:span><text:span text:style-name="T1">: </text:span><text:span text:style-name="T28">None</text:span><text:span text:style-name="T1"> </text:span></text:p>
            </text:list-item>
            <text:list-item>
              <text:p text:style-name="P5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that a query has been issued via transaction </text:span><text:span text:style-name="T71">trans</text:span><text:span text:style-name="T70"> to obtain the object </text:span><text:span text:style-name="T71">obj</text:span><text:span text:style-name="T70"> to be deleted, then the object deletion which should be immediately committed can be performed as follows</text:span><text:span text:style-name="T90">: cl.deleteObject(obj, trans, true);</text:span></text:p>
            </text:list-item>
          </text:list>
        </text:list-item>
        <text:list-item>
          <text:p text:style-name="P42"><text:span text:style-name="T7">Name</text:span><text:span text:style-name="T1">: </text:span><text:span text:style-name="T55">closeSession</text:span></text:p>
          <text:list>
            <text:list-item>
              <text:p text:style-name="P57"><text:span text:style-name="T2">Description</text:span><text:span text:style-name="T1">: This method is used to close the CDOSession that is opened when a </text:span><text:soft-page-break/><text:span text:style-name="T1">CDOClient object is created. Thus, this method should be the very last one from those <text:s/>that will be exploited for a particular user task / exploitation scenario. <text:s text:c="10"/></text:span></text:p>
            </text:list-item>
            <text:list-item>
              <text:p text:style-name="P42"><text:span text:style-name="T2">Input Parameters</text:span><text:span text:style-name="T1">: None <text:s/></text:span></text:p>
            </text:list-item>
            <text:list-item>
              <text:p text:style-name="P42"><text:span text:style-name="T2">Output</text:span><text:span text:style-name="T1">: </text:span><text:span text:style-name="T28">None</text:span><text:span text:style-name="T1"> </text:span></text:p>
            </text:list-item>
            <text:list-item>
              <text:p text:style-name="P57"><text:span text:style-name="T91">Usage</text:span><text:span text:style-name="T90">: </text:span><text:span text:style-name="T70">By supposing that a </text:span><text:span text:style-name="T71">CDOClient</text:span><text:span text:style-name="T70"> instance </text:span><text:span text:style-name="T71">cl</text:span><text:span text:style-name="T70"> has been created and used/exploited, the very last command to be executed will be as follows</text:span><text:span text:style-name="T90">: cl.closeSession();</text:span></text:p>
            </text:list-item>
          </text:list>
        </text:list-item>
        <text:list-item>
          <text:p text:style-name="P44"><text:span text:style-name="T7">Name</text:span><text:span text:style-name="T1">: </text:span><text:span text:style-name="T56">addListener</text:span></text:p>
          <text:list>
            <text:list-item>
              <text:p text:style-name="P58"><text:span text:style-name="T2">Description</text:span><text:span text:style-name="T1">: This method is used to </text:span><text:span text:style-name="T38">add a listener (instance of </text:span><text:span text:style-name="T39">I</text:span><text:span text:style-name="T38">Listener) to the current CDOSession in order to listen to the model manipulation actions performed on the respective CDORepository.</text:span><text:span text:style-name="T1"> </text:span><text:span text:style-name="T39">A specific class extending IListener was developed in the CDOClient code called MyListener which just prints the objects that have been added, deleted or modified. This class can be either extended by the developers or they can create their own extension classes to IListener. </text:span><text:span text:style-name="T1"><text:s text:c="10"/></text:span></text:p>
            </text:list-item>
            <text:list-item>
              <text:p text:style-name="P45"><text:span text:style-name="T2">Input Parameters</text:span><text:span text:style-name="T1">: </text:span></text:p>
              <text:list>
                <text:list-item>
                  <text:p text:style-name="P45"><text:span text:style-name="T23">listener</text:span><text:span text:style-name="T9"> </text:span><text:span text:style-name="T1">: The </text:span><text:span text:style-name="T39">IListener object</text:span><text:span text:style-name="T1"> to be </text:span><text:span text:style-name="T39">added</text:span><text:span text:style-name="T1">. <text:s/></text:span></text:p>
                </text:list-item>
              </text:list>
            </text:list-item>
            <text:list-item>
              <text:p text:style-name="P44"><text:span text:style-name="T2">Output</text:span><text:span text:style-name="T1">: </text:span><text:span text:style-name="T28">None</text:span><text:span text:style-name="T1"> </text:span></text:p>
            </text:list-item>
            <text:list-item>
              <text:p text:style-name="P74"><text:span text:style-name="T106">Usage</text:span><text:span text:style-name="T89">: </text:span>By supposing that a <text:span text:style-name="T118">CDOClient</text:span> instance <text:span text:style-name="T118">cl</text:span> has been created <text:span text:style-name="T142">as well as a MyListerer object </text:span><text:span text:style-name="T120">listener</text:span><text:span text:style-name="T142"> has been generated</text:span>, the <text:span text:style-name="T142">addition of this listener object can be</text:span> <text:span text:style-name="T142">performed</text:span> as follows<text:span text:style-name="T89">: cl.</text:span><text:span text:style-name="T107">addListener</text:span><text:span text:style-name="T89">(</text:span><text:span text:style-name="T107">listener</text:span><text:span text:style-name="T89">);</text:span></text:p>
            </text:list-item>
          </text:list>
        </text:list-item>
        <text:list-item>
          <text:p text:style-name="P46"><text:span text:style-name="T7">Name</text:span><text:span text:style-name="T1">: </text:span><text:span text:style-name="T12">removeListener</text:span></text:p>
          <text:list>
            <text:list-item>
              <text:p text:style-name="P59"><text:span text:style-name="T2">Description</text:span><text:span text:style-name="T1">: This method is used to </text:span><text:span text:style-name="T40">remove a listener in order not to listen any more to events generated via model manipulation actions on the respective CDORepository</text:span><text:span text:style-name="T1">. <text:s text:c="10"/></text:span></text:p>
            </text:list-item>
            <text:list-item>
              <text:p text:style-name="P28"><text:span text:style-name="T6">I</text:span><text:span text:style-name="T2">nput Parameters</text:span><text:span text:style-name="T1">: </text:span></text:p>
              <text:list>
                <text:list-item>
                  <text:p text:style-name="P46"><text:span text:style-name="T23">listener</text:span><text:span text:style-name="T9"> </text:span><text:span text:style-name="T1">: The </text:span><text:span text:style-name="T39">IListener object</text:span><text:span text:style-name="T1"> to be </text:span><text:span text:style-name="T40">remov</text:span><text:span text:style-name="T39">ed</text:span><text:span text:style-name="T1">. <text:s/></text:span></text:p>
                </text:list-item>
              </text:list>
            </text:list-item>
            <text:list-item>
              <text:p text:style-name="P46"><text:span text:style-name="T5">Output</text:span><text:span text:style-name="T28">: None</text:span><text:span text:style-name="T1"> </text:span></text:p>
            </text:list-item>
            <text:list-item>
              <text:p text:style-name="P75"><text:span text:style-name="T106">Usage</text:span><text:span text:style-name="T89">: </text:span>By supposing that a <text:span text:style-name="T118">CDOClient</text:span> instance <text:span text:style-name="T118">cl</text:span> has been created <text:span text:style-name="T142">as well as a MyListerer object </text:span><text:span text:style-name="T120">listener</text:span><text:span text:style-name="T142"> has been generated and already registered</text:span>, the <text:span text:style-name="T143">removal/deregistration of this listener object can be</text:span> <text:span text:style-name="T142">performed</text:span> as follows<text:span text:style-name="T89">: cl.</text:span><text:span text:style-name="T108">remove</text:span><text:span text:style-name="T107">Listener</text:span><text:span text:style-name="T89">(</text:span><text:span text:style-name="T107">listener</text:span><text:span text:style-name="T89">);</text:span></text:p>
            </text:list-item>
          </text:list>
        </text:list-item>
      </text:list>
      <text:p text:style-name="P76"/>
      <text:p text:style-name="P77"><text:span text:style-name="T128">Sample Code Fragments Mapping to Exploitation Scenarios</text:span> </text:p>
      <text:p text:style-name="P78">Now, we are going to show code fragments that realize the <text:span text:style-name="T147">five</text:span> exploitation scenarios aforementioned<text:span text:style-name="T136"> for complicated model management</text:span>.</text:p>
      <text:p text:style-name="P2">Exploitation Scenario 1<text:span text:style-name="T148"> - Retrieve objects and process them</text:span>:</text:p>
      <table:table table:name="Table1" table:style-name="Table1">
        <table:table-column table:style-name="Table1.A"/>
        <text:soft-page-break/>
        <table:table-row>
          <table:table-cell table:style-name="Table1.A1" office:value-type="string">
            <text:p text:style-name="P30">//Create CDOClient object</text:p>
            <text:p text:style-name="P98">CDOClient cl = new CDOClient();</text:p>
            <text:p text:style-name="P98"/>
            <text:p text:style-name="P30">//Open a <text:s/>CDOTransaction</text:p>
            <text:p text:style-name="P83">Transaction trans = cl.openTransaction();</text:p>
            <text:p text:style-name="P98"/>
            <text:p text:style-name="P99">//Obtain all objects under a specific CDOResource named as "camel1" </text:p>
            <text:p text:style-name="P83">List&lt;EObject&gt; results = trans.getResource("camel1").getContents();</text:p>
            <text:p text:style-name="P83"/>
            <text:p text:style-name="P93">//Process each object</text:p>
            <text:p text:style-name="P83">for (EObject obj: results){</text:p>
            <text:p text:style-name="P83">System.out.println("Got object: " + obj);</text:p>
            <text:p text:style-name="P83">//do sth with the object</text:p>
            <text:p text:style-name="P83">......</text:p>
            <text:p text:style-name="P83">}</text:p>
            <text:p text:style-name="P83"/>
            <text:p text:style-name="P93">//Close the opened transaction</text:p>
            <text:p text:style-name="P83">cl.closeTransaction(trans);</text:p>
            <text:p text:style-name="P83"/>
            <text:p text:style-name="P93">//Close CDO Session</text:p>
            <text:p text:style-name="P83">cl.closeSession();</text:p>
          </table:table-cell>
        </table:table-row>
      </table:table>
      <text:p text:style-name="P2"><text:s text:c="2"/></text:p>
      <text:p text:style-name="P2">Exploitation Scenario 2<text:span text:style-name="T148"> - Retrieve objects and delete them in two alternative ways</text:span>:</text:p>
      <table:table table:name="Table2" table:style-name="Table2">
        <table:table-column table:style-name="Table2.A"/>
        <table:table-row>
          <table:table-cell table:style-name="Table2.A1" office:value-type="string">
            <text:p text:style-name="P30">//Create CDOClient object</text:p>
            <text:p text:style-name="P98">CDOClient cl = new CDOClient();</text:p>
            <text:p text:style-name="P98"/>
            <text:p text:style-name="P99">//1. Beginning of first deletion alternative</text:p>
            <text:p text:style-name="P30">//Open a <text:s/>CDOTransaction</text:p>
            <text:p text:style-name="P83">Transaction trans = cl.openTransaction();</text:p>
            <text:p text:style-name="P98"/>
            <text:p text:style-name="P99">//Obtain object to be deleted </text:p>
            <text:p text:style-name="P83"><text:span text:style-name="T148">DataCenter</text:span> <text:span text:style-name="T150">dc</text:span> = trans.createQuery("hql","select <text:span text:style-name="T148">dc</text:span> from <text:span text:style-name="T148">DataCenter</text:span> <text:span text:style-name="T148">dc</text:span> where <text:span text:style-name="T148">dc</text:span>.<text:span text:style-name="T149">codeN</text:span>ame=<text:span text:style-name="T150">"AWS-europe</text:span>'").getResult(<text:span text:style-name="T148">DataCenter</text:span>.class).get(0);</text:p>
            <text:p text:style-name="P83"/>
            <text:p text:style-name="P93">//Delete Object as well as commit and close transaction</text:p>
            <text:p text:style-name="P83">cl.deleteObject(<text:span text:style-name="T150">dc</text:span>, trans, true);</text:p>
            <text:p text:style-name="P83"/>
            <text:p text:style-name="P93">//2. Beginning of second deletion alternative</text:p>
            <text:p text:style-name="P93">//Open a CDO view</text:p>
            <text:p text:style-name="P83">CDOView view = cl.openView();</text:p>
            <text:p text:style-name="P93"/>
            <text:p text:style-name="P93">//Get object to be deleted</text:p>
            <text:p text:style-name="P83"><text:span text:style-name="T150">Role role</text:span> = view.createQuery("hql","select <text:span text:style-name="T150">role</text:span> from <text:span text:style-name="T150">Role</text:span> <text:span text:style-name="T150">role</text:span> where <text:span text:style-name="T150">role</text:span>.name=<text:span text:style-name="T150">"MyRole</text:span>'").getResult(<text:span text:style-name="T150">Role</text:span>.class).get(0);</text:p>
            <text:p text:style-name="P83"/>
            <text:p text:style-name="P93">//Delete Object</text:p>
            <text:p text:style-name="P83"><text:soft-page-break/>cl.deleteObject(<text:span text:style-name="T150">role</text:span>.cdoID());</text:p>
            <text:p text:style-name="P83"/>
            <text:p text:style-name="P93">//Close CDO View</text:p>
            <text:p text:style-name="P83">cl.closeView(view);</text:p>
            <text:p text:style-name="P83"/>
            <text:p text:style-name="P93">//Close CDO Session</text:p>
            <text:p text:style-name="P83">cl.closeSession();</text:p>
          </table:table-cell>
        </table:table-row>
      </table:table>
      <text:p text:style-name="P2"/>
      <text:p text:style-name="P2">Exploitation Scenario 3<text:span text:style-name="T151"> - Model export for visualisation</text:span>:</text:p>
      <table:table table:name="Table3" table:style-name="Table3">
        <table:table-column table:style-name="Table3.A"/>
        <table:table-row>
          <table:table-cell table:style-name="Table3.A1" office:value-type="string">
            <text:p text:style-name="P31">//Create CDOClient object</text:p>
            <text:p text:style-name="P84">CDOClient cl = new CDOClient();</text:p>
            <text:p text:style-name="P84"/>
            <text:p text:style-name="P94">//Export model and its cross-referenced models recursively in CAMEL textual form</text:p>
            <text:p text:style-name="P85">cl.exportModelWithRefRec("orgs/forth/kritikos@ics.forth.gr/kritikos@ics.forth.gr","output",true);</text:p>
            <text:p text:style-name="P85"/>
            <text:p text:style-name="P94">//Close session</text:p>
            <text:p text:style-name="P85">cl.closeSession();</text:p>
            <text:p text:style-name="P85"/>
            <text:p text:style-name="P85">...</text:p>
            <text:p text:style-name="P85"/>
            <text:p text:style-name="P85">launch CAMEL textual editor to see the models exported</text:p>
          </table:table-cell>
        </table:table-row>
      </table:table>
      <text:p text:style-name="P2"/>
      <text:p text:style-name="P2">Exploitation Scenario 4 <text:span text:style-name="T151">- back up and restore CDORepository content</text:span>:</text:p>
      <table:table table:name="Table4" table:style-name="Table4">
        <table:table-column table:style-name="Table4.A"/>
        <table:table-row>
          <table:table-cell table:style-name="Table4.A1" office:value-type="string">
            <text:p text:style-name="P31">//Create CDOClient object</text:p>
            <text:p text:style-name="P84">CDOClient cl = new CDOClient();</text:p>
            <text:p text:style-name="P84"/>
            <text:p text:style-name="P94">//Export whole content of CDO Repository in CAMEL textual form into the back-up directory.</text:p>
            <text:p text:style-name="P85">cl.exportCDOContent("back-up", true);</text:p>
            <text:p text:style-name="P85"/>
            <text:p text:style-name="P32">//C<text:span text:style-name="T152">lose CDOSession</text:span></text:p>
            <text:p text:style-name="P86">cl<text:span text:style-name="T152">.closeSession()</text:span>;</text:p>
            <text:p text:style-name="P86"/>
            <text:p text:style-name="P89">... do sth like a maintenance or debugging task &amp; re-launch PaaSage platform</text:p>
            <text:p text:style-name="P89"/>
            <text:p text:style-name="P32">//Create CDOClient object</text:p>
            <text:p text:style-name="P90">CDOClient cl = new CDOClient();</text:p>
            <text:p text:style-name="P90"/>
            <text:p text:style-name="P95">//<text:span text:style-name="T152">Load</text:span> content of CDO Repository in CAMEL textual form <text:span text:style-name="T152">previously backed up</text:span>.</text:p>
            <text:p text:style-name="P86">cl.<text:span text:style-name="T152">load</text:span>CDOContent("back-up<text:span text:style-name="T152">/cdo.zip</text:span>", true);</text:p>
            <text:p text:style-name="P86"/>
            <text:p text:style-name="P32">//C<text:span text:style-name="T152">lose CDOSession</text:span></text:p>
            <text:p text:style-name="P86">cl<text:span text:style-name="T152">.closeSession()</text:span>;</text:p>
          </table:table-cell>
        </table:table-row>
      </table:table>
      <text:p text:style-name="P2"/>
      <text:p text:style-name="P79"><text:soft-page-break/>Exploitation Scenario <text:span text:style-name="T153">5</text:span> <text:span text:style-name="T151">- listen to model manipulation events in CDORepository and act upon them</text:span>:</text:p>
      <table:table table:name="Table5" table:style-name="Table5">
        <table:table-column table:style-name="Table5.A"/>
        <table:table-row>
          <table:table-cell table:style-name="Table5.A1" office:value-type="string">
            <text:p text:style-name="P34">Implement the IListener interface<text:span text:style-name="T159"> and focus on the types of object you desire to process (</text:span><text:span text:style-name="T122">DeploymentModel</text:span><text:span text:style-name="T159">s in this case)</text:span>:</text:p>
            <text:p text:style-name="P34"/>
            <text:p text:style-name="P35"><text:span text:style-name="T66">public class</text:span><text:span text:style-name="T63"> MyListener </text:span><text:span text:style-name="T66">implements</text:span><text:span text:style-name="T63"> IListener{</text:span></text:p>
            <text:p text:style-name="P36"><text:s text:c="12"/><text:span text:style-name="T157">private CDOTransaction trans;</text:span></text:p>
            <text:p text:style-name="P36"><text:span text:style-name="T157"/></text:p>
            <text:p text:style-name="P36"><text:span text:style-name="T62"><text:s text:c="6"/>public MyListener(CDOTransaction trans){</text:span></text:p>
            <text:p text:style-name="P36"><text:span text:style-name="T62"><text:s text:c="12"/>this.trans = trans;</text:span></text:p>
            <text:p text:style-name="P36"><text:span text:style-name="T62"><text:s text:c="6"/>}</text:span></text:p>
            <text:p text:style-name="P36"><text:span text:style-name="T62"/></text:p>
            <text:p text:style-name="P39"><text:span text:style-name="T62"><text:tab/></text:span><text:span text:style-name="T69">//This method is called when an event is fired by the CDOSession</text:span></text:p>
            <text:p text:style-name="P39"><text:span text:style-name="T62"><text:tab/></text:span><text:span text:style-name="T65">public void</text:span><text:span text:style-name="T62"> notifyEvent(IEvent arg0) {</text:span></text:p>
            <text:p text:style-name="P39"><text:span text:style-name="T62"><text:tab/><text:tab/></text:span><text:span text:style-name="T65">if</text:span><text:span text:style-name="T62"> (arg0 </text:span><text:span text:style-name="T65">instanceof</text:span><text:span text:style-name="T62"> CDOSessionInvalidationEvent){</text:span></text:p>
            <text:p text:style-name="P39"><text:span text:style-name="T62"><text:tab/><text:tab/><text:tab/>CDOSessionInvalidationEvent e = (CDOSessionInvalidationEvent)arg0;</text:span></text:p>
            <text:p text:style-name="P39"><text:span text:style-name="T62"><text:tab/><text:tab/><text:tab/>List&lt;CDOIDAndVersion&gt; objs = e.getNewObjects();</text:span></text:p>
            <text:p text:style-name="P39"><text:span text:style-name="T62"><text:tab/><text:tab/><text:tab/></text:span><text:span text:style-name="T65">for</text:span><text:span text:style-name="T62"> (CDOIDAndVersion id: objs){</text:span></text:p>
            <text:p text:style-name="P41"><text:span text:style-name="T62"><text:s text:c="24"/>//New Objects</text:span></text:p>
            <text:p text:style-name="P39"><text:span text:style-name="T62"><text:tab/><text:tab/><text:tab/><text:tab/></text:span><text:span text:style-name="T68">CDOObject obj = trans.getObject(id);</text:span></text:p>
            <text:p text:style-name="P41"><text:span text:style-name="T67"><text:s text:c="24"/>if (obj instanceof DeploymentModel){</text:span></text:p>
            <text:p text:style-name="P41"><text:span text:style-name="T67"><text:s text:c="28"/>do sth ....</text:span></text:p>
            <text:p text:style-name="P41"><text:span text:style-name="T67"><text:s text:c="24"/>}</text:span></text:p>
            <text:p text:style-name="P39"><text:span text:style-name="T62"><text:tab/><text:tab/><text:tab/>}</text:span></text:p>
            <text:p text:style-name="P39"><text:span text:style-name="T62"><text:tab/><text:tab/><text:tab/>List&lt;CDORevisionKey&gt; modObjs = e.getChangedObjects();</text:span></text:p>
            <text:p text:style-name="P39"><text:span text:style-name="T62"><text:tab/><text:tab/><text:tab/></text:span><text:span text:style-name="T65">for</text:span><text:span text:style-name="T62"> (CDORevisionKey id: modObjs){</text:span></text:p>
            <text:p text:style-name="P40"><text:span text:style-name="T62"><text:tab/><text:tab/><text:tab/><text:tab/></text:span><text:span text:style-name="T63">//Updated Objects</text:span></text:p>
            <text:p text:style-name="P40"><text:span text:style-name="T62"><text:tab/><text:tab/><text:tab/><text:tab/></text:span><text:span text:style-name="T68">CDOObject obj = trans.getObject(id);</text:span></text:p>
            <text:p text:style-name="P41"><text:span text:style-name="T67"><text:s text:c="24"/>if (obj instanceof DeploymentModel){</text:span></text:p>
            <text:p text:style-name="P41"><text:span text:style-name="T67"><text:s text:c="28"/>do sth ....</text:span></text:p>
            <text:p text:style-name="P41"><text:span text:style-name="T67"><text:s text:c="24"/>}</text:span></text:p>
            <text:p text:style-name="P39"><text:span text:style-name="T62"><text:tab/><text:tab/><text:tab/>}</text:span></text:p>
            <text:p text:style-name="P39"><text:span text:style-name="T62"><text:tab/> <text:s text:c="3"/>}</text:span></text:p>
            <text:p text:style-name="P39"><text:span text:style-name="T62"><text:tab/>}</text:span></text:p>
            <text:p text:style-name="P39"><text:span text:style-name="T62"><text:tab/></text:span></text:p>
            <text:p text:style-name="P39"><text:span text:style-name="T62">}</text:span></text:p>
            <text:p text:style-name="P34"/>
            <text:p text:style-name="P33"/>
            <text:p text:style-name="P33">//Create CDOClient object</text:p>
            <text:p text:style-name="P91">CDOClient cl = new CDOClient();</text:p>
            <text:p text:style-name="P91"/>
            <text:p text:style-name="P96">//<text:span text:style-name="T159">Create the MyListener object and register it</text:span></text:p>
            <text:p text:style-name="P88"><text:span text:style-name="T159">CDOTransaction trans = cl.openTransaction();</text:span></text:p>
            <text:p text:style-name="P88"><text:span text:style-name="T159">MyListener listener = new MyListener(trans); </text:span></text:p>
            <text:p text:style-name="P87">cl.<text:span text:style-name="T159">addListener</text:span>(<text:span text:style-name="T159">listener</text:span>);</text:p>
            <text:p text:style-name="P87"/>
            <text:p text:style-name="P92">... do other things ...</text:p>
            <text:p text:style-name="P92"/>
            <text:p text:style-name="P96">//<text:span text:style-name="T159">Deregister MyListener object when done</text:span></text:p>
            <text:p text:style-name="P88">cl.<text:span text:style-name="T159">removeListener</text:span>(<text:span text:style-name="T159">listener</text:span>);</text:p>
            <text:p text:style-name="P87"/>
            <text:p text:style-name="P33">//C<text:span text:style-name="T152">lose CDOSession</text:span></text:p>
            <text:p text:style-name="P87"><text:soft-page-break/>cl<text:span text:style-name="T152">.closeSession()</text:span>;</text:p>
          </table:table-cell>
        </table:table-row>
      </table:table>
      <text:p text:style-name="P79"/>
      <text:p text:style-name="P79"/>
      <text:p text:style-name="P81">Support</text:p>
      <text:p text:style-name="P78">For <text:span text:style-name="T160">any </text:span>inquiries about the CDOClient code, please contact Kyriakos Kritikos via the following email address: kritikos AT ics.forth.gr.</text:p>
      <text:p text:style-name="P82">References</text:p>
      <text:p text:style-name="P80">[D4.1.2] <text:span text:style-name="T156">D. A. Imrie,</text:span><text:span text:style-name="T158"> </text:span><text:span text:style-name="T156">A. Innes, </text:span>T. Kirkham, Korozi, M., Kritikos, K., Kryza, B., Leonidis, A., Magoutis, K., Massonet, P., Ntoa, S., Papaioannou, A., Papoulas, C., Sheridan, C.: D4.1.2 – Product Database and Social Network System (September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1" svg:font-family="Monospace"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Paragraph" style:display-name="List Paragraph" style:family="paragraph" style:parent-style-name="Standard" style:default-outline-level="">
      <style:paragraph-properties fo:margin-left="0.5in" fo:margin-right="0in" fo:margin-top="0in" fo:margin-bottom="0.139in" style:contextual-spacing="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riakos Kritikos</meta:initial-creator>
    <meta:creation-date>2014-06-27T12:40:16</meta:creation-date>
    <meta:generator>LibreOffice/4.2.8.2$Linux_X86_64 LibreOffice_project/420m0$Build-2</meta:generator>
    <dc:date>2015-10-16T14:27:13.677349919</dc:date>
    <meta:editing-duration>PT8H18M51S</meta:editing-duration>
    <meta:editing-cycles>143</meta:editing-cycles>
    <meta:document-statistic meta:table-count="5" meta:image-count="0" meta:object-count="0" meta:page-count="20" meta:paragraph-count="353" meta:word-count="7439" meta:character-count="47038" meta:non-whitespace-character-count="39448"/>
  </office:meta>
</office:document-meta>
</file>